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9pt" style:font-style-asian="normal" style:font-weight-asian="bold" style:font-size-complex="9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style:font-name="Liberation Sans1" fo:font-size="10pt" style:font-size-asian="10pt" style:font-size-complex="10pt"/>
    </style:style>
    <style:style style:name="P29" style:family="paragraph" style:parent-style-name="Table_20_Contents">
      <style:text-properties style:font-name="Liberation Sans1" fo:font-size="10pt" style:font-size-asian="10pt" style:font-size-complex="10pt"/>
    </style:style>
    <style:style style:name="P30"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1" style:family="paragraph" style:parent-style-name="Standard">
      <style:paragraph-properties fo:text-align="start" style:justify-single-word="false"/>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officeooo:rsid="001e1c4b" officeooo:paragraph-rsid="001e1c4b"/>
    </style:style>
    <style:style style:name="P33"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4"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5" style:family="paragraph" style:parent-style-name="Standard">
      <style:text-properties style:font-name="Liberation Sans1" officeooo:rsid="001e1c4b" officeooo:paragraph-rsid="002a1425"/>
    </style:style>
    <style:style style:name="P36" style:family="paragraph" style:parent-style-name="Standard">
      <style:text-properties style:font-name="Liberation Sans1" fo:font-weight="bold" officeooo:rsid="001e1c4b" officeooo:paragraph-rsid="001e1c4b" style:font-weight-asian="bold" style:font-weight-complex="bold"/>
    </style:style>
    <style:style style:name="P37" style:family="paragraph" style:parent-style-name="Standard">
      <style:text-properties style:font-name="Liberation Sans1" fo:font-size="10pt" officeooo:rsid="001e1c4b" officeooo:paragraph-rsid="001e1c4b" style:font-size-asian="10pt" style:font-size-complex="10pt"/>
    </style:style>
    <style:style style:name="P38"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Heading_20_2">
      <style:paragraph-properties fo:margin-top="0in" fo:margin-bottom="0in" style:contextual-spacing="false"/>
      <style:text-properties style:font-name="Liberation Sans1" officeooo:paragraph-rsid="002bca0c"/>
    </style:style>
    <style:style style:name="P52"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3"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4"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5" style:family="paragraph" style:parent-style-name="Heading_20_3">
      <style:text-properties style:font-name="Liberation Sans1" officeooo:rsid="006e7857"/>
    </style:style>
    <style:style style:name="P56" style:family="paragraph" style:parent-style-name="Text_20_body">
      <style:text-properties style:font-name="Liberation Sans1" officeooo:rsid="006e7857"/>
    </style:style>
    <style:style style:name="P57" style:family="paragraph" style:parent-style-name="Text_20_body" style:list-style-name="L5">
      <style:text-properties style:font-name="Liberation Sans1" officeooo:rsid="006e7857"/>
    </style:style>
    <style:style style:name="P58" style:family="paragraph" style:parent-style-name="Text_20_body" style:list-style-name="L5">
      <style:text-properties style:font-name="Liberation Sans1" officeooo:rsid="006e7857" officeooo:paragraph-rsid="006e7b12"/>
    </style:style>
    <style:style style:name="P59" style:family="paragraph" style:parent-style-name="Heading_20_2">
      <style:text-properties officeooo:paragraph-rsid="006eb7bc"/>
    </style:style>
    <style:style style:name="P60" style:family="paragraph" style:parent-style-name="Text_20_body">
      <style:text-properties officeooo:paragraph-rsid="00885131"/>
    </style:style>
    <style:style style:name="P61" style:family="paragraph" style:parent-style-name="Text_20_body">
      <style:text-properties officeooo:paragraph-rsid="008c69be"/>
    </style:style>
    <style:style style:name="P62" style:family="paragraph" style:parent-style-name="Heading_20_3" style:list-style-name=""/>
    <style:style style:name="P63" style:family="paragraph" style:parent-style-name="Text_20_body">
      <style:text-properties fo:font-weight="bold" style:font-weight-asian="bold" style:font-weight-complex="bold"/>
    </style:style>
    <style:style style:name="P64" style:family="paragraph" style:parent-style-name="Text_20_body">
      <style:text-properties officeooo:rsid="008ce1a6" officeooo:paragraph-rsid="008ce1a6"/>
    </style:style>
    <style:style style:name="P65" style:family="paragraph" style:parent-style-name="Text_20_body">
      <style:text-properties officeooo:rsid="008ed5f3" officeooo:paragraph-rsid="008ed5f3"/>
    </style:style>
    <style:style style:name="P66" style:family="paragraph" style:parent-style-name="Text_20_body">
      <style:text-properties officeooo:rsid="008d2d71" officeooo:paragraph-rsid="008d2d71"/>
    </style:style>
    <style:style style:name="P67" style:family="paragraph" style:parent-style-name="Text_20_body">
      <style:text-properties style:font-name="Liberation Sans1" officeooo:rsid="006dcb34" officeooo:paragraph-rsid="006dcb34"/>
    </style:style>
    <style:style style:name="P68" style:family="paragraph" style:parent-style-name="Heading_20_3">
      <style:text-properties style:font-name="Liberation Sans1" officeooo:rsid="006dcb34" officeooo:paragraph-rsid="006dcb34"/>
    </style:style>
    <style:style style:name="P69" style:family="paragraph" style:parent-style-name="Text_20_body">
      <style:text-properties style:font-name="Liberation Sans1" officeooo:rsid="006dcb34"/>
    </style:style>
    <style:style style:name="P70" style:family="paragraph" style:parent-style-name="Text_20_body" style:list-style-name="L6">
      <style:text-properties style:font-name="Liberation Sans1" officeooo:rsid="006dcb34"/>
    </style:style>
    <style:style style:name="P71" style:family="paragraph" style:parent-style-name="Text_20_body" style:list-style-name="L6">
      <style:text-properties style:font-name="Liberation Sans1" fo:font-weight="bold" officeooo:rsid="006dcb34"/>
    </style:style>
    <style:style style:name="P72" style:family="paragraph" style:parent-style-name="Standard">
      <style:text-properties style:font-name="Liberation Sans1" officeooo:rsid="006eb7bc" officeooo:paragraph-rsid="006eb7bc"/>
    </style:style>
    <style:style style:name="P73" style:family="paragraph" style:parent-style-name="Heading_20_2">
      <style:text-properties style:font-name="Liberation Sans1"/>
    </style:style>
    <style:style style:name="P74" style:family="paragraph" style:parent-style-name="Standard">
      <style:text-properties style:font-name="Liberation Sans1" officeooo:rsid="001e1c4b" officeooo:paragraph-rsid="0023cb14"/>
    </style:style>
    <style:style style:name="P75" style:family="paragraph" style:parent-style-name="Heading_20_1">
      <style:text-properties style:font-name="Liberation Sans1"/>
    </style:style>
    <style:style style:name="P76" style:family="paragraph" style:parent-style-name="Text_20_body">
      <style:text-properties style:font-name="Liberation Sans1"/>
    </style:style>
    <style:style style:name="P77" style:family="paragraph" style:parent-style-name="Heading_20_2">
      <style:paragraph-properties fo:margin-top="0in" fo:margin-bottom="0in" style:contextual-spacing="false"/>
    </style:style>
    <style:style style:name="P78" style:family="paragraph" style:parent-style-name="Heading_20_1">
      <style:text-properties style:font-name="Liberation Sans1" officeooo:rsid="001e1c4b"/>
    </style:style>
    <style:style style:name="P79" style:family="paragraph" style:parent-style-name="Text_20_body">
      <style:text-properties style:font-name="Liberation Sans1" officeooo:rsid="001e1c4b"/>
    </style:style>
    <style:style style:name="P80" style:family="paragraph" style:parent-style-name="Text_20_body">
      <style:text-properties style:font-name="Liberation Sans1" officeooo:rsid="001e1c4b" officeooo:paragraph-rsid="002e9f7c"/>
    </style:style>
    <style:style style:name="P81" style:family="paragraph" style:parent-style-name="Heading_20_1">
      <style:text-properties officeooo:rsid="005f942d" officeooo:paragraph-rsid="005f942d"/>
    </style:style>
    <style:style style:name="P82"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4"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5" style:family="paragraph" style:parent-style-name="Standard">
      <style:text-properties officeooo:paragraph-rsid="00561c4d"/>
    </style:style>
    <style:style style:name="P86"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88"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89"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0"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1" style:family="paragraph" style:parent-style-name="Standard">
      <style:text-properties style:font-name="Liberation Mono" fo:font-size="8pt" fo:font-weight="bold" officeooo:paragraph-rsid="005e9cdd" style:font-size-asian="8pt" style:font-weight-asian="bold" style:font-size-complex="8pt" style:font-weight-complex="bold"/>
    </style:style>
    <style:style style:name="P92" style:family="paragraph" style:parent-style-name="Standard">
      <style:text-properties style:font-name="Liberation Mono" fo:font-size="8pt" fo:font-weight="bold" officeooo:rsid="004aa61d" officeooo:paragraph-rsid="005e9cdd" style:font-size-asian="8pt" style:font-style-asian="normal" style:font-weight-asian="bold" style:font-size-complex="8pt" style:font-style-complex="normal" style:font-weight-complex="bold" style:text-overline-style="none" style:text-overline-color="font-color"/>
    </style:style>
    <style:style style:name="P93"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line-height="115%"/>
      <style:text-properties style:font-name="Liberation Sans"/>
    </style:style>
    <style:style style:name="P95" style:family="paragraph" style:parent-style-name="Text_20_body">
      <style:paragraph-properties fo:line-height="115%"/>
    </style:style>
    <style:style style:name="P96" style:family="paragraph" style:parent-style-name="Preformatted_20_Text">
      <loext:graphic-properties draw:fill-color="#cccccc"/>
    </style:style>
    <style:style style:name="P97" style:family="paragraph" style:parent-style-name="Text_20_body">
      <style:paragraph-properties fo:line-height="115%"/>
      <style:text-properties style:font-name="Liberation Sans" fo:font-weight="bold" officeooo:paragraph-rsid="007e3a74" style:font-weight-asian="bold" style:font-weight-complex="bold"/>
    </style:style>
    <style:style style:name="P98" style:family="paragraph" style:parent-style-name="Heading_20_3">
      <style:paragraph-properties fo:margin-top="0in" fo:margin-bottom="0in" style:contextual-spacing="false"/>
    </style:style>
    <style:style style:name="P99" style:family="paragraph" style:parent-style-name="Text_20_body">
      <style:text-properties officeooo:paragraph-rsid="0085c6df"/>
    </style:style>
    <style:style style:name="P100" style:family="paragraph" style:parent-style-name="Text_20_body">
      <style:text-properties style:font-name="Liberation Sans1" fo:font-weight="bold" style:font-weight-asian="bold" style:font-weight-complex="bold"/>
    </style:style>
    <style:style style:name="P101" style:family="paragraph" style:parent-style-name="Heading_20_3">
      <style:text-properties officeooo:paragraph-rsid="0080f98a"/>
    </style:style>
    <style:style style:name="P102" style:family="paragraph" style:parent-style-name="Text_20_body">
      <style:text-properties style:font-name="Liberation Sans1" officeooo:rsid="0080f98a" officeooo:paragraph-rsid="0080f98a"/>
    </style:style>
    <style:style style:name="P103" style:family="paragraph" style:parent-style-name="Text_20_body">
      <style:text-properties officeooo:paragraph-rsid="0080f98a"/>
    </style:style>
    <style:style style:name="P104" style:family="paragraph" style:parent-style-name="Preformatted_20_Text">
      <style:text-properties officeooo:paragraph-rsid="0084c7fb"/>
    </style:style>
    <style:style style:name="P105" style:family="paragraph" style:parent-style-name="Text_20_body">
      <style:text-properties officeooo:rsid="0080f98a" officeooo:paragraph-rsid="0080f98a"/>
    </style:style>
    <style:style style:name="P106" style:family="paragraph" style:parent-style-name="Text_20_body">
      <style:text-properties officeooo:rsid="00873e36" officeooo:paragraph-rsid="00873e36"/>
    </style:style>
    <style:style style:name="P107" style:family="paragraph" style:parent-style-name="Text_20_body">
      <style:paragraph-properties fo:line-height="115%"/>
      <style:text-properties officeooo:rsid="008a1c48" officeooo:paragraph-rsid="008a1c48"/>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6eb7bc"/>
    </style:style>
    <style:style style:name="T20" style:family="text">
      <style:text-properties style:font-name="Liberation Sans1" fo:font-weight="bold" officeooo:rsid="006eb7bc"/>
    </style:style>
    <style:style style:name="T21" style:family="text">
      <style:text-properties officeooo:rsid="0074b6cc"/>
    </style:style>
    <style:style style:name="T22" style:family="text">
      <style:text-properties officeooo:rsid="0075caa1"/>
    </style:style>
    <style:style style:name="T23" style:family="text">
      <style:text-properties fo:font-variant="normal" fo:text-transform="none" fo:color="#cfd0d0" loext:opacity="100%" fo:font-family="'Ubuntu variable', Ubuntu, apple-system, 'Segoe UI', Roboto, Oxygen, Cantarell, 'Fira Sans', 'Droid Sans', 'Helvetica Neue', sans-serif" fo:letter-spacing="normal" fo:font-style="normal" fo:font-weight="normal"/>
    </style:style>
    <style:style style:name="T24" style:family="text">
      <style:text-properties officeooo:rsid="007e3a74"/>
    </style:style>
    <style:style style:name="T25" style:family="text">
      <style:text-properties fo:font-weight="bold" officeooo:rsid="0074b6cc" style:font-weight-asian="bold" style:font-weight-complex="bold"/>
    </style:style>
    <style:style style:name="T26" style:family="text">
      <style:text-properties style:font-name="Liberation Sans1" officeooo:rsid="0080f98a"/>
    </style:style>
    <style:style style:name="T27" style:family="text">
      <style:text-properties style:font-name="Liberation Sans1" officeooo:rsid="00885131"/>
    </style:style>
    <style:style style:name="T28" style:family="text">
      <style:text-properties officeooo:rsid="008c69be"/>
    </style:style>
    <style:style style:name="T29" style:family="text">
      <style:text-properties officeooo:rsid="008ed5f3"/>
    </style:style>
    <style:style style:name="T30" style:family="text">
      <style:text-properties officeooo:rsid="005f942d"/>
    </style:style>
    <style:style style:name="T31"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32"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33"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34"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35" style:family="text">
      <style:text-properties style:font-name="0" fo:font-style="normal" fo:font-weight="normal" style:font-style-asian="normal" style:font-weight-asian="normal" style:font-style-complex="normal" style:font-weight-complex="normal"/>
    </style:style>
    <style:style style:name="T36" style:family="text">
      <style:text-properties fo:font-size="9pt" fo:font-weight="bold" style:font-size-asian="9pt" style:font-weight-asian="bold" style:font-size-complex="9pt" style:font-style-complex="normal" style:font-weight-complex="bold"/>
    </style:style>
    <style:style style:name="T37"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38" style:family="text">
      <style:text-properties fo:font-size="6pt" fo:font-weight="bold" style:font-size-asian="5.25pt" style:font-weight-asian="bold" style:font-size-complex="6pt" style:font-style-complex="normal" style:font-weight-complex="bold"/>
    </style:style>
    <style:style style:name="T39" style:family="text">
      <style:text-properties style:font-name="Liberation Serif"/>
    </style:style>
    <style:style style:name="T40" style:family="text">
      <style:text-properties style:font-name="Liberation Sans" fo:font-style="normal" fo:font-weight="normal" style:font-style-asian="normal" style:font-weight-asian="normal" style:font-style-complex="normal" style:font-weight-complex="normal"/>
    </style:style>
    <style:style style:name="T41" style:family="text">
      <style:text-properties style:font-style-complex="normal"/>
    </style:style>
    <style:style style:name="T42" style:family="text">
      <style:text-properties officeooo:rsid="004c4126" style:font-style-complex="normal"/>
    </style:style>
    <style:style style:name="T43" style:family="text">
      <style:text-properties officeooo:rsid="00628024" style:font-style-complex="normal"/>
    </style:style>
    <style:style style:name="T44" style:family="text">
      <style:text-properties style:font-name="Liberation Mono" fo:font-size="8pt" fo:font-weight="bold" style:font-size-asian="8pt" style:font-weight-asian="bold" style:font-size-complex="8pt" style:font-weight-complex="bold"/>
    </style:style>
    <style:style style:name="T45" style:family="text">
      <style:text-properties style:font-name="Liberation Sans"/>
    </style:style>
    <style:style style:name="T46" style:family="text">
      <style:text-properties style:font-name="Liberation Sans" fo:font-weight="bold" style:font-weight-asian="bold" style:font-weight-complex="bold"/>
    </style:style>
    <style:style style:name="T47" style:family="text">
      <style:text-properties officeooo:rsid="007693d6"/>
    </style:style>
    <style:style style:name="T48" style:family="text">
      <style:text-properties officeooo:rsid="00775b53"/>
    </style:style>
    <style:style style:name="T49" style:family="text">
      <style:text-properties officeooo:rsid="0080f98a"/>
    </style:style>
    <style:style style:name="T50" style:family="text">
      <style:text-properties style:font-name="Liberation Sans" officeooo:rsid="007b15e3"/>
    </style:style>
    <style:style style:name="T51" style:family="text">
      <style:text-properties officeooo:rsid="0084c7fb"/>
    </style:style>
    <style:style style:name="T52" style:family="text">
      <style:text-properties style:font-name="Liberation Sans1" fo:font-weight="bold" officeooo:rsid="0080f98a" style:font-weight-asian="bold" style:font-weight-complex="bold"/>
    </style:style>
    <style:style style:name="T53" style:family="text">
      <style:text-properties style:font-name="Liberation Sans1" fo:font-weight="bold" style:font-weight-asian="bold" style:font-weight-complex="bold"/>
    </style:style>
    <style:style style:name="T54" style:family="text">
      <style:text-properties officeooo:rsid="00873e36"/>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fr4"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92_671595741" office:name="Layer 2B: Squid Proxy Server Configuration" text:style-name="Index_20_Link" text:visited-style-name="Index_20_Link">Layer 2B: Squid Proxy Server Configuration<text:tab/>8</text:a></text:p>
          <text:p text:style-name="P4"><text:a xlink:type="simple" xlink:href="#__RefHeading___Toc1994_671595741" office:name="Installation" text:style-name="Index_20_Link" text:visited-style-name="Index_20_Link">Installation<text:tab/>8</text:a></text:p>
          <text:p text:style-name="P4"><text:a xlink:type="simple" xlink:href="#__RefHeading___Toc1996_671595741" office:name="2. Configuration (Access Control List)" text:style-name="Index_20_Link" text:visited-style-name="Index_20_Link">2. Configuration (Access Control List)<text:tab/>8</text:a></text:p>
          <text:p text:style-name="P4"><text:a xlink:type="simple" xlink:href="#__RefHeading___Toc1998_671595741" office:name="3. Verification" text:style-name="Index_20_Link" text:visited-style-name="Index_20_Link">3. Verification<text:tab/>9</text:a></text:p>
          <text:p text:style-name="P3"><text:a xlink:type="simple" xlink:href="#__RefHeading___Toc2000_671595741" office:name="Layer 2C: DNS" text:style-name="Index_20_Link" text:visited-style-name="Index_20_Link">Layer 2C: DNS<text:tab/>9</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10</text:a></text:p>
          <text:p text:style-name="P3"><text:a xlink:type="simple" xlink:href="#__RefHeading___Toc1488_3083391142" office:name="Layer 3A: FreeIPA Deployment" text:style-name="Index_20_Link" text:visited-style-name="Index_20_Link">Layer 3A: FreeIPA Deployment<text:tab/>10</text:a></text:p>
          <text:p text:style-name="P3"><text:a xlink:type="simple" xlink:href="#__RefHeading___Toc1490_3083391142" office:name="Layer 3B: Access Control" text:style-name="Index_20_Link" text:visited-style-name="Index_20_Link">Layer 3B: Access Control<text:tab/>10</text:a></text:p>
          <text:p text:style-name="P3"><text:a xlink:type="simple" xlink:href="#__RefHeading___Toc1492_3083391142" office:name="Layer 3C: Client Integration" text:style-name="Index_20_Link" text:visited-style-name="Index_20_Link">Layer 3C: Client Integration<text:tab/>10</text:a></text:p>
          <text:p text:style-name="P2"><text:a xlink:type="simple" xlink:href="#__RefHeading___Toc1494_3083391142" office:name="Layer 4: Defensive Security &amp; Traffic Management" text:style-name="Index_20_Link" text:visited-style-name="Index_20_Link">Layer 4: Defensive Security &amp; Traffic Management<text:tab/>10</text:a></text:p>
          <text:p text:style-name="P3"><text:a xlink:type="simple" xlink:href="#__RefHeading___Toc1496_3083391142" office:name="Layer 4A: Edge Security" text:style-name="Index_20_Link" text:visited-style-name="Index_20_Link">Layer 4A: Edge Security<text:tab/>10</text:a></text:p>
          <text:p text:style-name="P3"><text:a xlink:type="simple" xlink:href="#__RefHeading___Toc1498_3083391142" office:name="Layer 4B: Network Security" text:style-name="Index_20_Link" text:visited-style-name="Index_20_Link">Layer 4B: Network Security<text:tab/>10</text:a></text:p>
          <text:p text:style-name="P3"><text:a xlink:type="simple" xlink:href="#__RefHeading___Toc1482_3083391142" office:name="Layer 4C: Secure Entry" text:style-name="Index_20_Link" text:visited-style-name="Index_20_Link">Layer 4C: Secure Entry<text:tab/>10</text:a></text:p>
          <text:p text:style-name="P2"><text:a xlink:type="simple" xlink:href="#__RefHeading___Toc1500_3083391142" office:name="Layer 5: Observability &amp; Incident Response" text:style-name="Index_20_Link" text:visited-style-name="Index_20_Link">Layer 5: Observability &amp; Incident Response<text:tab/>10</text:a></text:p>
          <text:p text:style-name="P2"><text:a xlink:type="simple" xlink:href="#__RefHeading___Toc1502_3083391142" office:name="Layer 5A: Centralized Logging" text:style-name="Index_20_Link" text:visited-style-name="Index_20_Link">Layer 5A: Centralized Logging<text:tab/>10</text:a></text:p>
          <text:p text:style-name="P3"><text:a xlink:type="simple" xlink:href="#__RefHeading___Toc1504_3083391142" office:name="Layer 5B: Health Monitoring" text:style-name="Index_20_Link" text:visited-style-name="Index_20_Link">Layer 5B: Health Monitoring<text:tab/>10</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1</text:a></text:p>
          <text:p text:style-name="P3"><text:a xlink:type="simple" xlink:href="#__RefHeading___Toc1522_3083391142" office:name="Layer 7C: Backup &amp; Disaster Recovery" text:style-name="Index_20_Link" text:visited-style-name="Index_20_Link">Layer 7C: Backup &amp; Disaster Recovery<text:tab/>11</text:a></text:p>
          <text:p text:style-name="P2"><text:a xlink:type="simple" xlink:href="#__RefHeading___Toc2594_1497977652" office:name="APPENDIX" text:style-name="Index_20_Link" text:visited-style-name="Index_20_Link">APPENDIX<text:tab/>11</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2">GUEST</text:p>
            <text:p text:style-name="P22">10.0.70.0/24</text:p>
          </table:table-cell>
          <table:table-cell table:style-name="Table1.B9" office:value-type="string">
            <text:p text:style-name="P22">Unauthenticated Visitor Access <text:s/></text:p>
          </table:table-cell>
          <table:table-cell table:style-name="Table1.C9" office:value-type="string">
            <text:p text:style-name="P25">Isolated Devices</text:p>
          </table:table-cell>
          <table:table-cell table:style-name="Table1.D9" office:value-type="string">
            <text:p text:style-name="P25">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6">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7">Source Zone</text:p>
          </table:table-cell>
          <table:table-cell table:style-name="Table2.A2" office:value-type="string">
            <text:p text:style-name="P27">Destination</text:p>
          </table:table-cell>
          <table:table-cell table:style-name="Table2.A2" office:value-type="string">
            <text:p text:style-name="P27">Service </text:p>
          </table:table-cell>
          <table:table-cell table:style-name="Table2.D2" office:value-type="string">
            <text:p text:style-name="P27">Protocol / Port</text:p>
          </table:table-cell>
        </table:table-row>
        <table:table-row table:style-name="Table2.1">
          <table:table-cell table:style-name="Table2.A2" office:value-type="string">
            <text:p text:style-name="P28">ALL Zones</text:p>
          </table:table-cell>
          <table:table-cell table:style-name="Table2.A2" office:value-type="string">
            <text:p text:style-name="P28">MGMT </text:p>
          </table:table-cell>
          <table:table-cell table:style-name="Table2.A2" office:value-type="string">
            <text:p text:style-name="P28">DHCP </text:p>
          </table:table-cell>
          <table:table-cell table:style-name="Table2.D2" office:value-type="string">
            <text:p text:style-name="P28">UDP 67/68</text:p>
          </table:table-cell>
        </table:table-row>
        <table:table-row table:style-name="Table2.1">
          <table:table-cell table:style-name="Table2.A2" office:value-type="string">
            <text:p text:style-name="P28">ALL Zones</text:p>
          </table:table-cell>
          <table:table-cell table:style-name="Table2.A2" office:value-type="string">
            <text:p text:style-name="P28">MGMT <text:s/></text:p>
          </table:table-cell>
          <table:table-cell table:style-name="Table2.A2" office:value-type="string">
            <text:p text:style-name="P28">DNS </text:p>
          </table:table-cell>
          <table:table-cell table:style-name="Table2.D2" office:value-type="string">
            <text:p text:style-name="P28">TCP/UDP 53</text:p>
          </table:table-cell>
        </table:table-row>
        <table:table-row table:style-name="Table2.1">
          <table:table-cell table:style-name="Table2.A2" office:value-type="string">
            <text:p text:style-name="P28"><text:span text:style-name="T9">Corp</text:span>LAN, APP, SEC</text:p>
          </table:table-cell>
          <table:table-cell table:style-name="Table2.A2" office:value-type="string">
            <text:p text:style-name="P28">MGMT</text:p>
          </table:table-cell>
          <table:table-cell table:style-name="Table2.A2" office:value-type="string">
            <text:p text:style-name="P28">FreeIPA <text:s/></text:p>
          </table:table-cell>
          <table:table-cell table:style-name="Table2.D2" office:value-type="string">
            <text:p text:style-name="P28">TCP/UDP 389, 636, 88, 464</text:p>
          </table:table-cell>
        </table:table-row>
        <table:table-row table:style-name="Table2.1">
          <table:table-cell table:style-name="Table2.A2" office:value-type="string">
            <text:p text:style-name="P28">MGMT</text:p>
          </table:table-cell>
          <table:table-cell table:style-name="Table2.A2" office:value-type="string">
            <text:p text:style-name="P28">ANY</text:p>
          </table:table-cell>
          <table:table-cell table:style-name="Table2.A2" office:value-type="string">
            <text:p text:style-name="P28">DENY </text:p>
          </table:table-cell>
          <table:table-cell table:style-name="Table2.D2" office:value-type="string">
            <text:p text:style-name="P29"/>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0">Application and Data Flow</text:p>
          </table:table-cell>
          <table:covered-table-cell/>
          <table:covered-table-cell/>
        </table:table-row>
        <table:table-row table:style-name="Table3.1">
          <table:table-cell table:style-name="Table3.A2" office:value-type="string">
            <text:p text:style-name="P27">Source </text:p>
          </table:table-cell>
          <table:table-cell table:style-name="Table3.A2" office:value-type="string">
            <text:p text:style-name="P27">Destination </text:p>
          </table:table-cell>
          <table:table-cell table:style-name="Table3.A1" office:value-type="string">
            <text:p text:style-name="P27"><text:s text:c="2"/>Service <text:s text:c="2"/></text:p>
          </table:table-cell>
        </table:table-row>
        <table:table-row table:style-name="Table3.1">
          <table:table-cell table:style-name="Table3.A3" office:value-type="string">
            <text:p text:style-name="P31"><text:s/><text:span text:style-name="T9">Corp</text:span>LAN </text:p>
          </table:table-cell>
          <table:table-cell table:style-name="Table3.A3" office:value-type="string">
            <text:p text:style-name="P31">DMZ <text:s/></text:p>
          </table:table-cell>
          <table:table-cell table:style-name="Table3.C3" office:value-type="string">
            <text:p text:style-name="P31">HTTP / HTTPS <text:s/></text:p>
          </table:table-cell>
        </table:table-row>
        <table:table-row table:style-name="Table3.1">
          <table:table-cell table:style-name="Table3.A3" office:value-type="string">
            <text:p text:style-name="P31"><text:s/>DMZ </text:p>
          </table:table-cell>
          <table:table-cell table:style-name="Table3.A3" office:value-type="string">
            <text:p text:style-name="P31"><text:s/>APP</text:p>
          </table:table-cell>
          <table:table-cell table:style-name="Table3.C3" office:value-type="string">
            <text:p text:style-name="P31">Application-specific port</text:p>
          </table:table-cell>
        </table:table-row>
        <table:table-row table:style-name="Table3.1">
          <table:table-cell table:style-name="Table3.A3" office:value-type="string">
            <text:p text:style-name="P31"><text:s/>APP </text:p>
          </table:table-cell>
          <table:table-cell table:style-name="Table3.A3" office:value-type="string">
            <text:p text:style-name="P31"><text:s/>DB </text:p>
          </table:table-cell>
          <table:table-cell table:style-name="Table3.C3" office:value-type="string">
            <text:p text:style-name="P31">Database ports onl<text:span text:style-name="T11">y</text:span></text:p>
          </table:table-cell>
        </table:table-row>
        <table:table-row table:style-name="Table3.1">
          <table:table-cell table:style-name="Table3.A2" office:value-type="string">
            <text:p text:style-name="P28">ANY </text:p>
          </table:table-cell>
          <table:table-cell table:style-name="Table3.A2" office:value-type="string">
            <text:p text:style-name="P28">DB (direct)</text:p>
          </table:table-cell>
          <table:table-cell table:style-name="Table3.A1" office:value-type="string">
            <text:p text:style-name="P28">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2"><text:s/><text:span text:style-name="T2">Security and Observability</text:span></text:p>
          </table:table-cell>
          <table:covered-table-cell/>
          <table:covered-table-cell/>
        </table:table-row>
        <text:soft-page-break/>
        <table:table-row>
          <table:table-cell table:style-name="Table5.A2" office:value-type="string">
            <text:p text:style-name="P33">Source </text:p>
          </table:table-cell>
          <table:table-cell table:style-name="Table5.A2" office:value-type="string">
            <text:p text:style-name="P33">Destination </text:p>
          </table:table-cell>
          <table:table-cell table:style-name="Table5.C2" office:value-type="string">
            <text:p text:style-name="P33">Service</text:p>
          </table:table-cell>
        </table:table-row>
        <table:table-row>
          <table:table-cell table:style-name="Table5.A2" office:value-type="string">
            <text:p text:style-name="P34">SEC</text:p>
          </table:table-cell>
          <table:table-cell table:style-name="Table5.A2" office:value-type="string">
            <text:p text:style-name="P34">AL<text:span text:style-name="T12">L</text:span></text:p>
          </table:table-cell>
          <table:table-cell table:style-name="Table5.C2" office:value-type="string">
            <text:p text:style-name="P34"><text:span text:style-name="T13">M</text:span>etrics / Log collection</text:p>
          </table:table-cell>
        </table:table-row>
        <table:table-row>
          <table:table-cell table:style-name="Table5.A2" office:value-type="string">
            <text:p text:style-name="P34"><text:s/>ALL</text:p>
          </table:table-cell>
          <table:table-cell table:style-name="Table5.A2" office:value-type="string">
            <text:p text:style-name="P34">SEC </text:p>
          </table:table-cell>
          <table:table-cell table:style-name="Table5.C2" office:value-type="string">
            <text:p text:style-name="P34">Log shipping </text:p>
          </table:table-cell>
        </table:table-row>
      </table:table>
      <text:p text:style-name="P35"/>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0">Guest Isolation</text:p>
          </table:table-cell>
          <table:covered-table-cell/>
          <table:covered-table-cell/>
        </table:table-row>
        <table:table-row>
          <table:table-cell table:style-name="Table4.A2" office:value-type="string">
            <text:p text:style-name="P36">Source </text:p>
          </table:table-cell>
          <table:table-cell table:style-name="Table4.A2" office:value-type="string">
            <text:p text:style-name="P36">Destination </text:p>
          </table:table-cell>
          <table:table-cell table:style-name="Table4.C2" office:value-type="string">
            <text:p text:style-name="P36">Policy </text:p>
          </table:table-cell>
        </table:table-row>
        <table:table-row>
          <table:table-cell table:style-name="Table4.A2" office:value-type="string">
            <text:p text:style-name="P37">GUEST </text:p>
          </table:table-cell>
          <table:table-cell table:style-name="Table4.A2" office:value-type="string">
            <text:p text:style-name="P37">Internet</text:p>
          </table:table-cell>
          <table:table-cell table:style-name="Table4.C2" office:value-type="string">
            <text:p text:style-name="P37">ALLOW</text:p>
          </table:table-cell>
        </table:table-row>
        <table:table-row>
          <table:table-cell table:style-name="Table4.A2" office:value-type="string">
            <text:p text:style-name="P37">GUEST </text:p>
          </table:table-cell>
          <table:table-cell table:style-name="Table4.A2" office:value-type="string">
            <text:p text:style-name="P37">nternal Zones </text:p>
          </table:table-cell>
          <table:table-cell table:style-name="Table4.C2" office:value-type="string">
            <text:p text:style-name="P37">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38">Explicit Zero-Trust Deny Rules</text:p>
          </table:table-cell>
          <table:covered-table-cell/>
          <table:covered-table-cell/>
        </table:table-row>
        <table:table-row table:style-name="Table6.1">
          <table:table-cell table:style-name="Table6.A2" office:value-type="string">
            <text:p text:style-name="P39">ANY</text:p>
          </table:table-cell>
          <table:table-cell table:style-name="Table6.A2" office:value-type="string">
            <text:p text:style-name="P39">MGMT</text:p>
          </table:table-cell>
          <table:table-cell table:style-name="Table6.C2" office:value-type="string">
            <text:p text:style-name="P40"><text:s/>DENY <text:s/>Exception: ---</text:p>
          </table:table-cell>
        </table:table-row>
        <table:table-row table:style-name="Table6.1">
          <table:table-cell table:style-name="Table6.A2" office:value-type="string">
            <text:p text:style-name="P39">ANY</text:p>
          </table:table-cell>
          <table:table-cell table:style-name="Table6.A2" office:value-type="string">
            <text:p text:style-name="P39">DB</text:p>
          </table:table-cell>
          <table:table-cell table:style-name="Table6.C2" office:value-type="string">
            <text:p text:style-name="P39">DENY</text:p>
          </table:table-cell>
        </table:table-row>
        <table:table-row table:style-name="Table6.1">
          <table:table-cell table:style-name="Table6.A2" office:value-type="string">
            <text:p text:style-name="P39">DMZ </text:p>
          </table:table-cell>
          <table:table-cell table:style-name="Table6.A2" office:value-type="string">
            <text:p text:style-name="P39">MGMT</text:p>
          </table:table-cell>
          <table:table-cell table:style-name="Table6.C2" office:value-type="string">
            <text:p text:style-name="P39">DENY Exception: ---</text:p>
          </table:table-cell>
        </table:table-row>
      </table:table>
      <text:p text:style-name="P41"/>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39">Infrastructure Services (Exceptions) </text:p>
          </table:table-cell>
          <table:covered-table-cell/>
          <table:covered-table-cell/>
          <table:covered-table-cell/>
          <table:covered-table-cell/>
        </table:table-row>
        <table:table-row>
          <table:table-cell table:style-name="Table7.A2" office:value-type="string">
            <text:p text:style-name="P39">Source </text:p>
          </table:table-cell>
          <table:table-cell table:style-name="Table7.A2" office:value-type="string">
            <text:p text:style-name="P39">Destination</text:p>
          </table:table-cell>
          <table:table-cell table:style-name="Table7.A2" office:value-type="string">
            <text:p text:style-name="P39"><text:tab/>Service</text:p>
          </table:table-cell>
          <table:table-cell table:style-name="Table7.A2" office:value-type="string">
            <text:p text:style-name="P39">Protocol / <text:s/>Port</text:p>
          </table:table-cell>
          <table:table-cell table:style-name="Table7.E2" office:value-type="string">
            <text:p text:style-name="P39">Policy / Exception</text:p>
          </table:table-cell>
        </table:table-row>
        <table:table-row>
          <table:table-cell table:style-name="Table7.A2" office:value-type="string">
            <text:p text:style-name="P39">MGMT<text:tab/></text:p>
          </table:table-cell>
          <table:table-cell table:style-name="Table7.A2" office:value-type="string">
            <text:p text:style-name="P39">ANY<text:tab/> <text:s text:c="3"/></text:p>
          </table:table-cell>
          <table:table-cell table:style-name="Table7.A2" office:value-type="string">
            <text:p text:style-name="P39">Management (SSH)<text:tab/></text:p>
          </table:table-cell>
          <table:table-cell table:style-name="Table7.A2" office:value-type="string">
            <text:p text:style-name="P39">TCP 22<text:tab/></text:p>
          </table:table-cell>
          <table:table-cell table:style-name="Table7.E2" office:value-type="string">
            <text:p text:style-name="P39">ALLOW (Ansible/Admin access)</text:p>
          </table:table-cell>
        </table:table-row>
        <table:table-row table:style-name="Table7.4">
          <table:table-cell table:style-name="Table7.A2" office:value-type="string">
            <text:p text:style-name="P39">MGMT</text:p>
          </table:table-cell>
          <table:table-cell table:style-name="Table7.A2" office:value-type="string">
            <text:p text:style-name="P39">ANY<text:tab/> <text:s text:c="2"/></text:p>
          </table:table-cell>
          <table:table-cell table:style-name="Table7.A2" office:value-type="string">
            <text:p text:style-name="P39"><text:s/>Network Diagnoistcs</text:p>
          </table:table-cell>
          <table:table-cell table:style-name="Table7.A2" office:value-type="string">
            <text:p text:style-name="P39">ICMP</text:p>
          </table:table-cell>
          <table:table-cell table:style-name="Table7.E2" office:value-type="string">
            <text:p text:style-name="P39">ALLOW (Troubleshooting)</text:p>
          </table:table-cell>
        </table:table-row>
        <table:table-row>
          <table:table-cell table:style-name="Table7.A2" office:value-type="string">
            <text:p text:style-name="P39">MGMT</text:p>
          </table:table-cell>
          <table:table-cell table:style-name="Table7.A2" office:value-type="string">
            <text:p text:style-name="P39">ANY <text:s text:c="2"/></text:p>
          </table:table-cell>
          <table:table-cell table:style-name="Table7.A2" office:value-type="string">
            <text:p text:style-name="P39"><text:s/>ALL<text:tab/></text:p>
          </table:table-cell>
          <table:table-cell table:style-name="Table7.A2" office:value-type="string">
            <text:p text:style-name="P39">ANY</text:p>
          </table:table-cell>
          <table:table-cell table:style-name="Table7.E2" office:value-type="string">
            <text:p text:style-name="P39">DENY (Default)</text:p>
          </table:table-cell>
        </table:table-row>
        <table:table-row>
          <table:table-cell table:style-name="Table7.A2" office:value-type="string">
            <text:p text:style-name="P39">ANY<text:tab/> <text:s text:c="3"/></text:p>
          </table:table-cell>
          <table:table-cell table:style-name="Table7.A2" office:value-type="string">
            <text:p text:style-name="P39">MGMT</text:p>
          </table:table-cell>
          <table:table-cell table:style-name="Table7.A2" office:value-type="string">
            <text:p text:style-name="P39">Identity (FreeIPA)</text:p>
          </table:table-cell>
          <table:table-cell table:style-name="Table7.A2" office:value-type="string">
            <text:p text:style-name="P39">TCP/UDP 389, 636, 88, 464</text:p>
          </table:table-cell>
          <table:table-cell table:style-name="Table7.E2" office:value-type="string">
            <text:p text:style-name="P39">ALLOW (Authentication)</text:p>
          </table:table-cell>
        </table:table-row>
        <table:table-row>
          <table:table-cell table:style-name="Table7.A2" office:value-type="string">
            <text:p text:style-name="P39">ANY<text:tab/> <text:s text:c="2"/><text:tab/></text:p>
          </table:table-cell>
          <table:table-cell table:style-name="Table7.A2" office:value-type="string">
            <text:p text:style-name="P39">MGMT</text:p>
          </table:table-cell>
          <table:table-cell table:style-name="Table7.A2" office:value-type="string">
            <text:p text:style-name="P39">Network Services <text:s text:c="2"/></text:p>
          </table:table-cell>
          <table:table-cell table:style-name="Table7.A2" office:value-type="string">
            <text:p text:style-name="P39"><text:s/>UDP 53, 67/68<text:tab/></text:p>
          </table:table-cell>
          <table:table-cell table:style-name="Table7.E2" office:value-type="string">
            <text:p text:style-name="P39">ALLOW (DNS/DHCP)</text:p>
          </table:table-cell>
        </table:table-row>
        <table:table-row>
          <table:table-cell table:style-name="Table7.A2" office:value-type="string">
            <text:p text:style-name="P39">ANY<text:tab/> <text:s text:c="3"/></text:p>
          </table:table-cell>
          <table:table-cell table:style-name="Table7.A2" office:value-type="string">
            <text:p text:style-name="P39">MGMT<text:tab/></text:p>
          </table:table-cell>
          <table:table-cell table:style-name="Table7.A2" office:value-type="string">
            <text:p text:style-name="P39">ALL<text:tab/></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9">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Log Shipping<text:tab/> <text:s text:c="7"/></text:p>
          </table:table-cell>
          <table:table-cell table:style-name="Table7.A2" office:value-type="string">
            <text:p text:style-name="P39">UDP 514 / TCP 12201<text:tab/></text:p>
          </table:table-cell>
          <table:table-cell table:style-name="Table7.E2" office:value-type="string">
            <text:p text:style-name="P39">ALLOW (Centralized Logging)</text:p>
          </table:table-cell>
        </table:table-row>
        <table:table-row table:style-name="Table7.10">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ALL<text:tab/> <text:s text:c="19"/></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11">
          <table:table-cell table:style-name="Table7.A2" office:value-type="string">
            <text:p text:style-name="P39">Admin Network</text:p>
          </table:table-cell>
          <table:table-cell table:style-name="Table7.A2" office:value-type="string">
            <text:p text:style-name="P39">Jump Host</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Initial Entry Point)</text:p>
          </table:table-cell>
        </table:table-row>
        <table:table-row table:style-name="Table7.12">
          <table:table-cell table:style-name="Table7.A2" office:value-type="string">
            <text:p text:style-name="P39">JumpHost <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Authorized <text:s/>Access)</text:p>
          </table:table-cell>
        </table:table-row>
        <table:table-row>
          <table:table-cell table:style-name="Table7.A2" office:value-type="string">
            <text:p text:style-name="P39">ANY (except Jump Host)<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2"/>
      <text:p text:style-name="P42">1. Virtual Interface Allocation (Host Level)</text:p>
      <text:p text:style-name="P43"><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4"/>
      <text:p text:style-name="P43">The pfSense VM requires three distinct virtual network interfaces to maintain physical and logical isolation:</text:p>
      <text:list text:style-name="L1">
        <text:list-item>
          <text:p text:style-name="P45"><text:span text:style-name="T2">NIC 1 (WAN): </text:span>Connected to the external bridge for internet access.</text:p>
        </text:list-item>
        <text:list-item>
          <text:p text:style-name="P45"><text:span text:style-name="T2">NIC 2 (LAN/Trunk):</text:span> Connected to the internal bridge to carry tagged traffic for MGMT, Corp_LAN, APP, DB, SEC, and GUEST zones.</text:p>
        </text:list-item>
        <text:list-item>
          <text:p text:style-name="P45"><text:span text:style-name="T2">NIC 3 (DMZ):</text:span> A dedicated interface specifically for the DMZ zone to ensure hardware-level isolation from internal traffic.</text:p>
        </text:list-item>
      </text:list>
      <text:p text:style-name="P43"><text:soft-page-break/></text:p>
      <text:p text:style-name="P42">2. pfSense Interface Assignment</text:p>
      <text:list text:style-name="L2">
        <text:list-item>
          <text:p text:style-name="P46"><text:span text:style-name="T2">WAN:</text:span> Assign to the first NIC (e.g., vtnet0).</text:p>
        </text:list-item>
        <text:list-item>
          <text:p text:style-name="P46"><text:span text:style-name="T2">LAN (Parent):</text:span> Assign to the second NIC (e.g., vtnet1) for VLAN trunking.</text:p>
        </text:list-item>
        <text:list-item>
          <text:p text:style-name="P46"><text:span text:style-name="T2">DMZ:</text:span> Assign to the third NIC (e.g., vtnet2) as a standalone interface.</text:p>
        </text:list-item>
      </text:list>
      <text:p text:style-name="P43"/>
      <text:p text:style-name="P42">3. VLAN and Interface Mapping (WebGUI)</text:p>
      <text:list text:style-name="L3">
        <text:list-item>
          <text:p text:style-name="P47">VLAN Creation: Under Interfaces -&gt; Assignments -&gt; VLANs, create tags (10, 20, 40, 50, 60, 70) using vtnet1 as the Parent Interface.</text:p>
        </text:list-item>
      </text:list>
      <text:p text:style-name="P43"/>
      <text:p text:style-name="P42">4. IP Configuration</text:p>
      <text:p text:style-name="P43">Assign the gateway IP addresses as defined in Layer 1B:</text:p>
      <text:list text:style-name="L4">
        <text:list-item>
          <text:p text:style-name="P48"><text:span text:style-name="T2">MGMT:</text:span> 10.0.10.1 (via VLAN 10 on vtnet1)</text:p>
        </text:list-item>
        <text:list-item>
          <text:p text:style-name="P48"><text:span text:style-name="T2">DMZ:</text:span> 10.0.30.1 (via dedicated vtnet2)</text:p>
        </text:list-item>
        <text:list-item>
          <text:p text:style-name="P48">Assign the others in a similar manner</text:p>
        </text:list-item>
      </text:list>
      <text:p text:style-name="P49"/>
      <text:p text:style-name="P50"/>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1"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2">Zone</text:p>
          </table:table-cell>
          <table:table-cell table:style-name="Table8.A1" office:value-type="string">
            <text:p text:style-name="P52">DHCP Status</text:p>
          </table:table-cell>
          <table:table-cell table:style-name="Table8.A1" office:value-type="string">
            <text:p text:style-name="P52">Assignment Method</text:p>
          </table:table-cell>
          <table:table-cell table:style-name="Table8.D1" office:value-type="string">
            <text:p text:style-name="P52">Security Policy / Rationale</text:p>
          </table:table-cell>
        </table:table-row>
        <table:table-row table:style-name="Table8.2">
          <table:table-cell table:style-name="Table8.A2" office:value-type="string">
            <text:p text:style-name="P52">MGMT</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Highest reliability</text:p>
          </table:table-cell>
        </table:table-row>
        <table:table-row table:style-name="Table8.2">
          <table:table-cell table:style-name="Table8.A2" office:value-type="string">
            <text:p text:style-name="P52">Corp_LAN</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Operational flexibility for workstations</text:p>
          </table:table-cell>
        </table:table-row>
        <table:table-row table:style-name="Table8.2">
          <table:table-cell table:style-name="Table8.A2" office:value-type="string">
            <text:p text:style-name="P52">DMZ</text:p>
          </table:table-cell>
          <table:table-cell table:style-name="Table8.A2" office:value-type="string">
            <text:p text:style-name="P53">ENABLED</text:p>
          </table:table-cell>
          <table:table-cell table:style-name="Table8.A2" office:value-type="string">
            <text:p text:style-name="P54">Static Mapping</text:p>
          </table:table-cell>
          <table:table-cell table:style-name="Table8.D2" office:value-type="string">
            <text:p text:style-name="P54">Restricted; IP is granted only to pre-registered MAC addresses </text:p>
          </table:table-cell>
        </table:table-row>
        <table:table-row table:style-name="Table8.2">
          <table:table-cell table:style-name="Table8.A2" office:value-type="string">
            <text:p text:style-name="P52">APP</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Ensures predictable service discovery and prevents lateral movement.</text:p>
          </table:table-cell>
        </table:table-row>
        <table:table-row table:style-name="Table8.2">
          <table:table-cell table:style-name="Table8.A2" office:value-type="string">
            <text:p text:style-name="P52">DB</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Critical data isolation; prevents spoofing </text:p>
          </table:table-cell>
        </table:table-row>
        <table:table-row table:style-name="Table8.2">
          <table:table-cell table:style-name="Table8.A2" office:value-type="string">
            <text:p text:style-name="P52">SEC (Ops)</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Integrity of monitoring/logging</text:p>
          </table:table-cell>
        </table:table-row>
        <table:table-row table:style-name="Table8.2">
          <table:table-cell table:style-name="Table8.A2" office:value-type="string">
            <text:p text:style-name="P52">GUEST</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Full isolation</text:p>
          </table:table-cell>
        </table:table-row>
      </table:table>
      <text:p text:style-name="Standard"/>
      <text:h text:style-name="P55" text:outline-level="3"><text:bookmark-start text:name="__RefHeading___Toc1990_671595741"/>pfSense Configuration Directive<text:bookmark-end text:name="__RefHeading___Toc1990_671595741"/></text:h>
      <text:p text:style-name="P56">To implement the policy above, follow these steps within the pfSense administration panel:</text:p>
      <text:list text:style-name="L5">
        <text:list-item>
          <text:p text:style-name="P57"><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7"><text:span text:style-name="T18">Service Navigation:</text:span> Navigate to the <text:span text:style-name="T18">Services &gt; DHCP Server</text:span> menu.</text:p>
        </text:list-item>
        <text:list-item>
          <text:p text:style-name="P58"><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58"><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58"><text:soft-page-break/>The specific network configuration file templates for Ubuntu (Netplan) and Fedora (NetworkManager/Keyfile) servers are documented in <text:span text:style-name="T18">Appendix A</text:span>.</text:p>
        </text:list-item>
      </text:list>
      <text:p text:style-name="P56"/>
      <text:h text:style-name="P59" text:outline-level="2"><text:bookmark-start text:name="__RefHeading___Toc1992_671595741"/>Layer 2B: <text:s/><text:span text:style-name="T19">Squid </text:span><text:span text:style-name="T20">Proxy Server Configuration</text:span><text:bookmark-end text:name="__RefHeading___Toc1992_671595741"/></text:h>
      <text:p text:style-name="Text_20_body"><text:span text:style-name="T18">Objective:</text:span> To implement a lightweight, secure gateway for internal zones (MGMT, APP, DB) to access the internet for updates while maintaining strict "Zero Trust" control with minimal resource consumption.</text:p>
      <text:h text:style-name="Heading_20_3" text:outline-level="3"><text:bookmark-start text:name="__RefHeading___Toc1994_671595741"/>Installation<text:bookmark-end text:name="__RefHeading___Toc1994_671595741"/></text:h>
      <text:p text:style-name="Text_20_body">The proxy service is hosted on a<text:span text:style-name="T21">n Ubuntu</text:span><text:span text:style-name="T18"> </text:span><text:s/>VM within the <text:span text:style-name="T18">SEC Zone (10.0.60.0/24)</text:span>.</text:p>
      <text:p text:style-name="Preformatted_20_Text"><text:bookmark text:name="codecell0"/>sudo apt install squid </text:p>
      <text:h text:style-name="Heading_20_3" text:outline-level="3"><text:bookmark-start text:name="__RefHeading___Toc1996_671595741"/>2. Configuration (Access Control List)<text:bookmark-end text:name="__RefHeading___Toc1996_671595741"/></text:h>
      <text:p text:style-name="Text_20_body"><text:span text:style-name="Source_20_Text"><text:span text:style-name="T21">For this We refer to Ubuntu server documentation </text:span></text:span><text:span text:style-name="Source_20_Text"><text:span text:style-name="T22">(</text:span></text:span><text:span text:style-name="Source_20_Text"><text:span text:style-name="T23">How to install a Squid server</text:span></text:span><text:span text:style-name="Source_20_Text"><text:span text:style-name="T22">)</text:span></text:span><text:span text:style-name="Source_20_Text"><text:span text:style-name="T21">. Also our own <text:s/>configuration </text:span></text:span><text:span text:style-name="Source_20_Text"><text:span text:style-name="T24">and whitelist.txt</text:span></text:span><text:span text:style-name="Source_20_Text"><text:span text:style-name="T21"> </text:span></text:span><text:span text:style-name="Source_20_Text"><text:span text:style-name="T24">files </text:span></text:span><text:span text:style-name="Source_20_Text"><text:span text:style-name="T21">can be found <text:s/>in </text:span></text:span><text:span text:style-name="Source_20_Text"><text:span text:style-name="T25">Appendix Squid</text:span></text:span><text:span text:style-name="Source_20_Text"><text:span text:style-name="T21">. </text:span></text:span><text:span text:style-name="Source_20_Text"><text:span text:style-name="T26">As a convenience to zero trust <text:s/>model we create a individual whitelist for every segment.</text:span></text:span></text:p>
      <text:p text:style-name="Preformatted_20_Text"><text:span text:style-name="Source_20_Text">sudo cp /etc/squid/squid.conf /etc/squid/squid.conf.bak</text:span></text:p>
      <text:p text:style-name="P60"><text:span text:style-name="Source_20_Text"><text:span text:style-name="T27">then change the content of the file control the <text:s/>syntax with </text:span></text:span></text:p>
      <text:p text:style-name="Preformatted_20_Text">sudo squid -k parse</text:p>
      <text:p text:style-name="Preformatted_20_Text">sudo systemctl restart squid</text:p>
      <text:p text:style-name="Text_20_body"/>
      <text:p text:style-name="P61"># Whitelist <text:span text:style-name="T28">user permissions</text:span></text:p>
      <text:p text:style-name="Preformatted_20_Text">sudo chown -R proxy:proxy /etc/squid/whitelists</text:p>
      <text:p text:style-name="Preformatted_20_Text">sudo chmod -R 644 /etc/squid/whitelists/*.txt</text:p>
      <text:p text:style-name="P61"># <text:span text:style-name="T28">for the </text:span>Log <text:span text:style-name="T28">and </text:span>Cache <text:span text:style-name="T28">folders</text:span></text:p>
      <text:p text:style-name="Preformatted_20_Text">sudo chown -R proxy:proxy /var/log/squid</text:p>
      <text:p text:style-name="Preformatted_20_Text">sudo chown -R proxy:proxy /var/spool/squid </text:p>
      <text:p text:style-name="Text_20_body"/>
      <text:h text:style-name="P62" text:outline-level="3">3. <text:s/>Allowing MGMT to Reach the Proxy </text:h>
      <text:p text:style-name="P63">Firewall &gt; Rules &gt; MGMT. <text:line-break/>Interface: MGMT<text:line-break/>Address Family: IPv4<text:line-break/>Protocol: TCP<text:line-break/>Source: MGMT net<text:line-break/>Destination: Squid Proxy IP.<text:line-break/>Destination Port Range: From: 3128 To: 3128.<text:line-break/>Description: "ZeroTrust: Allow MGMT access to Squid Proxy"<text:line-break/>Save and Apply Changes.</text:p>
      <text:p text:style-name="P64">Make the other <text:s/>settings in the same manner.</text:p>
      <text:p text:style-name="P65">Give squid server the internet access</text:p>
      <text:p text:style-name="P64"/>
      <text:p text:style-name="P66"><text:soft-page-break/>MGMT de serverlarda bu proxy tanimlanir.</text:p>
      <text:p text:style-name="P66">sudo nano /etc/environment</text:p>
      <text:p text:style-name="P67">http_proxy="http://10.0.60.13:3128/"</text:p>
      <text:p text:style-name="P67">https_proxy="http://10.0.60.13:3128/"</text:p>
      <text:p text:style-name="P67">no_proxy="localhost,127.0.0.1"</text:p>
      <text:p text:style-name="P67">HTTP_PROXY="http://10.0.60.13:3128/"</text:p>
      <text:p text:style-name="P67">HTTPS_PROXY="http://10.0.60.13:3128/"</text:p>
      <text:p text:style-name="P67">NO_PROXY="localhost,127.0.0.1"</text:p>
      <text:p text:style-name="P67"><text:span text:style-name="Source_20_Text">source /etc/environment</text:span></text:p>
      <text:p text:style-name="P67"/>
      <text:h text:style-name="P68" text:outline-level="3">Configuring APT Proxy (Ubuntu)</text:h>
      <text:p text:style-name="P69">To allow <text:span text:style-name="Source_20_Text">apt update</text:span> and <text:span text:style-name="Source_20_Text">apt upgrade</text:span> to work through your Squid Proxy:</text:p>
      <text:list text:style-name="L6">
        <text:list-item>
          <text:p text:style-name="P70"><text:span text:style-name="T18">Create a new configuration file for APT:</text:span> <text:span text:style-name="Source_20_Text">sudo </text:span><text:span text:style-name="Source_20_Text"><text:span text:style-name="T29">vim</text:span></text:span><text:span text:style-name="Source_20_Text"> /etc/apt/apt.conf.d/99proxy</text:span></text:p>
        </text:list-item>
        <text:list-item>
          <text:p text:style-name="P71">Paste the following lines into the file:</text:p>
        </text:list-item>
      </text:list>
      <text:p text:style-name="P67">Acquire::http::Proxy "http://10.0.60.13:3128/";</text:p>
      <text:p text:style-name="P67">Acquire::https::Proxy "http://10.0.60.13:3128/";</text:p>
      <text:p text:style-name="P67"/>
      <text:p text:style-name="P67"/>
      <text:p text:style-name="P67"/>
      <text:p text:style-name="P67"/>
      <text:p text:style-name="P67"/>
      <text:p text:style-name="P67"/>
      <text:h text:style-name="Heading_20_2" text:outline-level="2"><text:bookmark-start text:name="__RefHeading___Toc2000_671595741"/>Layer 2C: DNS<text:bookmark-end text:name="__RefHeading___Toc2000_671595741"/></text:h>
      <text:p text:style-name="P72"/>
      <text:h text:style-name="P73" text:outline-level="2"><text:bookmark-start text:name="__RefHeading___Toc1486_3083391142"/><text:span text:style-name="T17">Layer </text:span>2<text:span text:style-name="T19">D</text:span>: Time Sync<text:bookmark-end text:name="__RefHeading___Toc1486_3083391142"/></text:h>
      <text:p text:style-name="P74">NTP strategy for log consistency across the domain.</text:p>
      <text:p text:style-name="P7"/>
      <text:h text:style-name="P75" text:outline-level="1"><text:bookmark-start text:name="__RefHeading___Toc195_1983718479"/>Layer 3: Identity &amp; Access Management (IAM)<text:bookmark-end text:name="__RefHeading___Toc195_1983718479"/></text:h>
      <text:h text:style-name="P73" text:outline-level="2"><text:bookmark-start text:name="__RefHeading___Toc1488_3083391142"/>Layer 3A: FreeIPA Deployment <text:bookmark-end text:name="__RefHeading___Toc1488_3083391142"/></text:h>
      <text:p text:style-name="P76">Centralized Auth, Kerberos, and Internal Certificate Authority.</text:p>
      <text:h text:style-name="P73" text:outline-level="2"><text:bookmark-start text:name="__RefHeading___Toc1490_3083391142"/><text:soft-page-break/>Layer 3B: Access Control<text:bookmark-end text:name="__RefHeading___Toc1490_3083391142"/></text:h>
      <text:p text:style-name="P76">Implementing HBAC (Host-Based Access Control) and Sudo rules.</text:p>
      <text:h text:style-name="P73" text:outline-level="2"><text:bookmark-start text:name="__RefHeading___Toc1492_3083391142"/>Layer 3C: Client Integration<text:bookmark-end text:name="__RefHeading___Toc1492_3083391142"/></text:h>
      <text:p text:style-name="P76">Joining Fedora Workstations and Ubuntu Servers to the domain.</text:p>
      <text:p text:style-name="P76"/>
      <text:p text:style-name="P76"/>
      <text:h text:style-name="P75" text:outline-level="1"><text:bookmark-start text:name="__RefHeading___Toc1494_3083391142"/>Layer 4: Defensive Security &amp; Traffic Management<text:bookmark-end text:name="__RefHeading___Toc1494_3083391142"/></text:h>
      <text:h text:style-name="P73" text:outline-level="2"><text:bookmark-start text:name="__RefHeading___Toc1496_3083391142"/>Layer 4A: Edge Security <text:bookmark-end text:name="__RefHeading___Toc1496_3083391142"/></text:h>
      <text:p text:style-name="P76">Firewall ACLs, NAT, and inter-VLAN routing policies.</text:p>
      <text:h text:style-name="P73" text:outline-level="2"><text:bookmark-start text:name="__RefHeading___Toc1498_3083391142"/>Layer 4B: Network Security <text:bookmark-end text:name="__RefHeading___Toc1498_3083391142"/></text:h>
      <text:p text:style-name="P76">IDS/IPS (Suricata) implementation for threat detection.</text:p>
      <text:p text:style-name="P76"><draw:frame draw:style-name="fr1" draw:name="Frame1" text:anchor-type="as-char" draw:z-index="0"><draw:text-box fo:min-height="0.0161in" fo:min-width="0.0161in"><text:h text:style-name="P77" text:outline-level="2"><text:bookmark-start text:name="__RefHeading___Toc1482_3083391142"/>Layer 4C: Secure Entry<text:bookmark-end text:name="__RefHeading___Toc1482_3083391142"/></text:h></draw:text-box></draw:frame><text:s/></text:p>
      <text:p text:style-name="P76">Reverse Proxy with TLS termination and VPN access.</text:p>
      <text:h text:style-name="P78" text:outline-level="1"/>
      <text:p text:style-name="P79"/>
      <text:h text:style-name="P75" text:outline-level="1"><text:bookmark-start text:name="__RefHeading___Toc1500_3083391142"/>Layer 5: Observability &amp; Incident Response<text:bookmark-end text:name="__RefHeading___Toc1500_3083391142"/></text:h>
      <text:p text:style-name="P79"/>
      <text:h text:style-name="P75" text:outline-level="1"><text:bookmark-start text:name="__RefHeading___Toc1502_3083391142"/>Layer 5A: Centralized Logging<text:bookmark-end text:name="__RefHeading___Toc1502_3083391142"/></text:h>
      <text:p text:style-name="P79">Auditing authentication, sudo, and system logs.</text:p>
      <text:p text:style-name="P79"/>
      <text:h text:style-name="P73" text:outline-level="2"><text:bookmark-start text:name="__RefHeading___Toc1504_3083391142"/>Layer 5B: Health Monitoring <text:bookmark-end text:name="__RefHeading___Toc1504_3083391142"/></text:h>
      <text:p text:style-name="P79">Real-time metrics and alerting for infrastructure health.</text:p>
      <text:h text:style-name="P73" text:outline-level="2"><text:bookmark-start text:name="__RefHeading___Toc1506_3083391142"/>Layer 5C: Service Availability <text:bookmark-end text:name="__RefHeading___Toc1506_3083391142"/></text:h>
      <text:p text:style-name="P80">Uptime tracking for critical business services.</text:p>
      <text:p text:style-name="P79"/>
      <text:h text:style-name="P75" text:outline-level="1"><text:bookmark-start text:name="__RefHeading___Toc1508_3083391142"/><text:soft-page-break/>Layer 6: Application &amp; Container Services<text:bookmark-end text:name="__RefHeading___Toc1508_3083391142"/></text:h>
      <text:p text:style-name="P79"/>
      <text:h text:style-name="P73" text:outline-level="2"><text:bookmark-start text:name="__RefHeading___Toc1510_3083391142"/>Layer 6A: Service Tier <text:bookmark-end text:name="__RefHeading___Toc1510_3083391142"/></text:h>
      <text:p text:style-name="P79">Hardened Web (Nginx) and Database (MariaDB/PostgreSQL) servers.</text:p>
      <text:p text:style-name="P79"/>
      <text:h text:style-name="P73" text:outline-level="2"><text:bookmark-start text:name="__RefHeading___Toc1512_3083391142"/>Layer 6B: Containerization<text:bookmark-end text:name="__RefHeading___Toc1512_3083391142"/></text:h>
      <text:p text:style-name="P79">Rootless Podman scenarios for microservices.</text:p>
      <text:p text:style-name="P79"/>
      <text:h text:style-name="P73" text:outline-level="2"><text:bookmark-start text:name="__RefHeading___Toc1514_3083391142"/>Layer 6C: Secure Storage <text:bookmark-end text:name="__RefHeading___Toc1514_3083391142"/></text:h>
      <text:p text:style-name="P80">Encrypted file sharing and data persistence.</text:p>
      <text:p text:style-name="P79"/>
      <text:h text:style-name="P75" text:outline-level="1"><text:bookmark-start text:name="__RefHeading___Toc1516_3083391142"/>Layer 7: Automation &amp; DevSecOps<text:bookmark-end text:name="__RefHeading___Toc1516_3083391142"/></text:h>
      <text:p text:style-name="P79"/>
      <text:h text:style-name="P73" text:outline-level="2"><text:bookmark-start text:name="__RefHeading___Toc1518_3083391142"/>Layer 7A: IaC with Ansible<text:bookmark-end text:name="__RefHeading___Toc1518_3083391142"/></text:h>
      <text:p text:style-name="P80">Automated hardening and configuration playbooks.</text:p>
      <text:h text:style-name="P73" text:outline-level="2"><text:bookmark-start text:name="__RefHeading___Toc1520_3083391142"/>Layer 7B: GitOps <text:bookmark-end text:name="__RefHeading___Toc1520_3083391142"/></text:h>
      <text:p text:style-name="P79">Version control for all configuration files via Gitea.</text:p>
      <text:p text:style-name="P79"/>
      <text:h text:style-name="P73" text:outline-level="2"><text:bookmark-start text:name="__RefHeading___Toc1522_3083391142"/>Layer 7C: Backup &amp; Disaster Recovery <text:bookmark-end text:name="__RefHeading___Toc1522_3083391142"/></text:h>
      <text:p text:style-name="P79">Snapshot policies and off-site backup simulation.</text:p>
      <text:h text:style-name="P81" text:outline-level="1"><text:bookmark-start text:name="__RefHeading___Toc2594_1497977652"/>APPENDIX<text:bookmark-end text:name="__RefHeading___Toc2594_1497977652"/></text:h>
      <text:p text:style-name="P82"/>
      <text:p text:style-name="P82"/>
      <text:h text:style-name="Heading_20_2" text:outline-level="2"><text:bookmark-start text:name="__RefHeading___Toc2596_1497977652"/><text:soft-page-break/><text:span text:style-name="T30">A </text:span>sanal makina dhcp ayarlari<text:bookmark-end text:name="__RefHeading___Toc2596_1497977652"/></text:h>
      <text:p text:style-name="P82"><draw:frame draw:style-name="fr2" draw:name="Frame12" text:anchor-type="paragraph" svg:x="4.9362in" svg:y="0.0583in" svg:width="2.439in" draw:z-index="1"><draw:text-box fo:min-height="2.8457in"><text:p text:style-name="P83">Alpien :</text:p><text:p text:style-name="P84">/etc/network/interfaces</text:p><text:p text:style-name="P85"><text:span text:style-name="Source_20_Text"><text:span text:style-name="T31">auto lo</text:span></text:span></text:p><text:p text:style-name="P85"><text:span text:style-name="Source_20_Text"><text:span text:style-name="T31">iface lo inet loopback</text:span></text:span></text:p><text:p text:style-name="P84"/><text:p text:style-name="P85"><text:span text:style-name="Source_20_Text"><text:span text:style-name="T31"># Ana kart (Sadece aktif edilir)</text:span></text:span></text:p><text:p text:style-name="P85"><text:span text:style-name="Source_20_Text"><text:span text:style-name="T31">auto eth0</text:span></text:span></text:p><text:p text:style-name="P85"><text:span text:style-name="Source_20_Text"><text:span text:style-name="T31">iface eth0 inet manual</text:span></text:span></text:p><text:p text:style-name="P85"><text:span text:style-name="Source_20_Text"><text:span text:style-name="T31"><text:s text:c="4"/>up ip link set $IFACE up</text:span></text:span></text:p><text:p text:style-name="P86"/><text:p text:style-name="P85"><text:span text:style-name="Source_20_Text"><text:span text:style-name="T31"># VLAN Arayüzü (Statik IP </text:span></text:span><text:span text:style-name="Source_20_Text"><text:span text:style-name="T32">cubfig</text:span></text:span><text:span text:style-name="Source_20_Text"><text:span text:style-name="T31">)</text:span></text:span></text:p><text:p text:style-name="P85"><text:span text:style-name="Source_20_Text"><text:span text:style-name="T31">auto eth0.10</text:span></text:span></text:p><text:p text:style-name="P85"><text:span text:style-name="Source_20_Text"><text:span text:style-name="T31">iface eth0.10 inet static</text:span></text:span></text:p><text:p text:style-name="P85"><text:span text:style-name="Source_20_Text"><text:span text:style-name="T31"><text:tab/>address 192.168.10.50 <text:s text:c="3"/></text:span></text:span></text:p><text:p text:style-name="P85"><text:span text:style-name="Source_20_Text"><text:span text:style-name="T31"><text:tab/>netmask 255.255.255.0 <text:s text:c="3"/></text:span></text:span></text:p><text:p text:style-name="P85"><text:span text:style-name="Source_20_Text"><text:span text:style-name="T31"><text:tab/>gateway 192.168.10.1 <text:s text:c="4"/></text:span></text:span></text:p><text:p text:style-name="P85"><text:span text:style-name="Source_20_Text"><text:span text:style-name="T31">vlan-raw-device eth0</text:span></text:span></text:p></draw:text-box></draw:frame><draw:frame draw:style-name="fr3" draw:name="Frame13" text:anchor-type="paragraph" svg:x="0.0508in" svg:y="0.0937in" svg:width="2.0626in" draw:z-index="2"><draw:text-box fo:min-height="2.3228in"><text:p text:style-name="P87" loext:marker-style-name="T33">fedora ayar</text:p><text:p text:style-name="P88" loext:marker-style-name="T34"/><text:p text:style-name="Standard" loext:marker-style-name="T35"><text:span text:style-name="Source_20_Text"><text:span text:style-name="T36">[connection]</text:span></text:span></text:p><text:p text:style-name="Standard" loext:marker-style-name="T35"><text:span text:style-name="Source_20_Text"><text:span text:style-name="T36">id=enp1s0.10</text:span></text:span></text:p><text:p text:style-name="Standard" loext:marker-style-name="T35"><text:span text:style-name="Source_20_Text"><text:span text:style-name="T36">type=vlan</text:span></text:span></text:p><text:p text:style-name="Standard" loext:marker-style-name="T35"><text:span text:style-name="Source_20_Text"><text:span text:style-name="T36">interface-name=enp1s0.10</text:span></text:span></text:p><text:p text:style-name="Standard" loext:marker-style-name="T37"><text:span text:style-name="Source_20_Text"><text:span text:style-name="T38"/></text:span></text:p><text:p text:style-name="Standard" loext:marker-style-name="T35"><text:span text:style-name="Source_20_Text"><text:span text:style-name="T36">[vlan]</text:span></text:span></text:p><text:p text:style-name="Standard" loext:marker-style-name="T35"><text:span text:style-name="Source_20_Text"><text:span text:style-name="T36">flags=1</text:span></text:span></text:p><text:p text:style-name="Standard" loext:marker-style-name="T35"><text:span text:style-name="Source_20_Text"><text:span text:style-name="T36">id=10</text:span></text:span></text:p><text:p text:style-name="Standard" loext:marker-style-name="T35"><text:span text:style-name="Source_20_Text"><text:span text:style-name="T36">parent=enp1s0</text:span></text:span></text:p><text:p text:style-name="P89" loext:marker-style-name="T37"/><text:p text:style-name="Standard" loext:marker-style-name="T35"><text:span text:style-name="Source_20_Text"><text:span text:style-name="T36">[ipv4]</text:span></text:span></text:p><text:p text:style-name="Standard" loext:marker-style-name="T35"><text:span text:style-name="Source_20_Text"><text:span text:style-name="T36">address1=10.0.10.6/24,10.0.10.1</text:span></text:span></text:p><text:p text:style-name="Standard" loext:marker-style-name="T35"><text:span text:style-name="Source_20_Text"><text:span text:style-name="T36">method=manual</text:span></text:span></text:p><text:p text:style-name="Standard" loext:marker-style-name="T35"><text:span text:style-name="Source_20_Text"><text:span text:style-name="T36">dns=8.8.8.8;</text:span></text:span></text:p><text:p text:style-name="P89" loext:marker-style-name="T37"/><text:p text:style-name="Standard" loext:marker-style-name="T35"><text:span text:style-name="Source_20_Text"><text:span text:style-name="T36">[ipv6]</text:span></text:span></text:p><text:p text:style-name="Standard" loext:marker-style-name="T35"><text:span text:style-name="Source_20_Text"><text:span text:style-name="T36">addr-gen-mode=stable-privacy</text:span></text:span></text:p><text:p text:style-name="Standard" loext:marker-style-name="T39"><text:span text:style-name="Source_20_Text"><text:span text:style-name="T36">method=ignore</text:span></text:span></text:p></draw:text-box></draw:frame><draw:frame draw:style-name="fr2" draw:name="Frame14" text:anchor-type="paragraph" svg:x="2.5193in" svg:y="0.0583in" svg:width="2.1992in" draw:z-index="3"><draw:text-box fo:min-height="2.8327in"><text:p text:style-name="P90" loext:marker-style-name="T40">ubuntu ayarlari</text:p><text:p text:style-name="P91" loext:marker-style-name="T40"><text:span text:style-name="T41">network:</text:span></text:p><text:p text:style-name="P91" loext:marker-style-name="T40"><text:span text:style-name="T41"><text:s text:c="2"/>version: 2</text:span></text:p><text:p text:style-name="P91" loext:marker-style-name="T40"><text:span text:style-name="T41"><text:s text:c="2"/>renderer: networkd</text:span></text:p><text:p text:style-name="P90" loext:marker-style-name="T40"><text:s text:c="2"/>ethernets:</text:p><text:p text:style-name="P90" loext:marker-style-name="T40"><text:s text:c="4"/>enp1s0:</text:p><text:p text:style-name="P91" loext:marker-style-name="T40"><text:span text:style-name="T41"><text:s text:c="6"/>dhcp4: no</text:span></text:p><text:p text:style-name="P91" loext:marker-style-name="T40"><text:span text:style-name="T41"><text:s text:c="2"/>vlans:</text:span></text:p><text:p text:style-name="P91" loext:marker-style-name="T40"><text:span text:style-name="T41"><text:s text:c="4"/>eth0.10: <text:s text:c="17"/></text:span></text:p><text:p text:style-name="P90" loext:marker-style-name="T40"><text:s text:c="6"/>id: 10 <text:s text:c="16"/></text:p><text:p text:style-name="P91" loext:marker-style-name="T40"><text:span text:style-name="T41"><text:s text:c="6"/>link: enp1s0 <text:s text:c="11"/></text:span></text:p><text:p text:style-name="P91" loext:marker-style-name="T40"><text:span text:style-name="T41"><text:s text:c="6"/>addresses:</text:span></text:p><text:p text:style-name="P91" loext:marker-style-name="T40"><text:span text:style-name="T41"><text:s text:c="8"/>- 1</text:span><text:span text:style-name="T42">0.0.10.</text:span><text:span text:style-name="T43">5</text:span><text:span text:style-name="T41">/24 <text:s text:c="3"/></text:span></text:p><text:p text:style-name="P91" loext:marker-style-name="T40"><text:span text:style-name="T41"><text:s text:c="6"/>routes:</text:span></text:p><text:p text:style-name="P91" loext:marker-style-name="T40"><text:span text:style-name="T41"><text:s text:c="8"/>- to: default</text:span></text:p><text:p text:style-name="P91" loext:marker-style-name="T40"><text:span text:style-name="T41"><text:s text:c="10"/>via: 1</text:span><text:span text:style-name="T42">0.0.10</text:span><text:span text:style-name="T41">.1</text:span></text:p><text:p text:style-name="P91" loext:marker-style-name="T40"><text:span text:style-name="T41"><text:s text:c="6"/>nameservers:</text:span></text:p><text:p text:style-name="P92"><text:tab/> addresses: <text:s/></text:p><text:p text:style-name="P93"><text:span text:style-name="Source_20_Text"><text:span text:style-name="T44"><text:tab/><text:tab/>- 8.8.8.8</text:span></text:span></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4" loext:marker-style-name="T45"/>
      <text:h text:style-name="Heading_20_2" text:outline-level="2">Installation and <text:s/>Configurationn o<text:span text:style-name="T22">f</text:span> Squid</text:h>
      <text:p text:style-name="P95" loext:marker-style-name="T45"><text:span text:style-name="T45">First of all safe the original file for a rollback.</text:span><text:span text:style-name="T45"/></text:p>
      <text:p text:style-name="P96">sudo cp /etc/squid/squid.conf /etc/squid/squid.conf.original<text:bookmark-start text:name="codecell1"/></text:p>
      <text:p text:style-name="P96">sudo chmod a-w /etc/squid/squid.conf.original</text:p>
      <text:p text:style-name="P97" loext:marker-style-name="T46"/>
      <text:p text:style-name="P97" loext:marker-style-name="T46"><draw:frame draw:style-name="fr4" draw:name="Frame2" text:anchor-type="as-char" draw:z-index="4"><draw:text-box fo:min-height="0.0161in" fo:min-width="0.0161in"><text:h text:style-name="P98" text:outline-level="3">sample /etc/squid/squid.conf file</text:h></draw:text-box></draw:frame><text:s/></text:p>
      <text:p text:style-name="P97" loext:marker-style-name="T46"># --- NETWORK PARAMETERS ---</text:p>
      <text:p text:style-name="P97" loext:marker-style-name="T46">http_port 3128</text:p>
      <text:p text:style-name="P97" loext:marker-style-name="T46">visible_hostname squid.example.local</text:p>
      <text:p text:style-name="P97" loext:marker-style-name="T46"/>
      <text:p text:style-name="P97" loext:marker-style-name="T46"># --- NETWORK SEGMENTATION (ACLs) ---</text:p>
      <text:p text:style-name="P97" loext:marker-style-name="T46">acl MGMT src 10.0.10.0/24</text:p>
      <text:p text:style-name="P97" loext:marker-style-name="T46">acl CORP_LAN src 10.0.20.0/24</text:p>
      <text:p text:style-name="P97" loext:marker-style-name="T46">acl DMZ src 10.0.30.0/24</text:p>
      <text:p text:style-name="P97" loext:marker-style-name="T46">acl APP src 10.0.40.0/24</text:p>
      <text:p text:style-name="P97" loext:marker-style-name="T46">acl DB src 10.0.50.0/24</text:p>
      <text:p text:style-name="P97" loext:marker-style-name="T46">acl SEC_OPS src 10.0.60.0/24</text:p>
      <text:p text:style-name="P97" loext:marker-style-name="T46">acl GUEST src 10.0.70.0/24</text:p>
      <text:p text:style-name="P97" loext:marker-style-name="T46">acl localhost src 127.0.0.1/32</text:p>
      <text:p text:style-name="P97" loext:marker-style-name="T46"/>
      <text:p text:style-name="P97" loext:marker-style-name="T46"><text:soft-page-break/># --- TARGETS (Whitelists) ---</text:p>
      <text:p text:style-name="P99" loext:marker-style-name="T46"><text:span text:style-name="T46">acl acl_mgmt_dst dstdoma</text:span><text:span text:style-name="T46">in "/etc/squid/</text:span><text:span text:style-name="Source_20_Text"><text:span text:style-name="T46">whitelists/</text:span></text:span><text:span text:style-name="T46">whitelist_mgmt.txt" </text:span></text:p>
      <text:p text:style-name="P99" loext:marker-style-name="T46"><text:span text:style-name="T46">acl acl_corp_dst dstdomain "/etc/squid/</text:span><text:span text:style-name="Source_20_Text"><text:span text:style-name="T46">whitelists/</text:span></text:span><text:span text:style-name="T46">whitelist_corp.txt" </text:span></text:p>
      <text:p text:style-name="P99" loext:marker-style-name="T46"><text:span text:style-name="T46">acl acl_dmz_dst dstdomain "/etc/squid/</text:span><text:span text:style-name="Source_20_Text"><text:span text:style-name="T46">whitelists/</text:span></text:span><text:span text:style-name="T46">whitelist_dmz.txt" </text:span></text:p>
      <text:p text:style-name="P99" loext:marker-style-name="T46"><text:span text:style-name="T46">acl acl_app_dst dstdomain "/etc/squid/</text:span><text:span text:style-name="Source_20_Text"><text:span text:style-name="T46">whitelists/</text:span></text:span><text:span text:style-name="T46">whitelist_app.txt" </text:span></text:p>
      <text:p text:style-name="P99" loext:marker-style-name="T46"><text:span text:style-name="T46">acl acl_db_dst dstdomain "/etc/squid/</text:span><text:span text:style-name="Source_20_Text"><text:span text:style-name="T46">whitelists/</text:span></text:span><text:span text:style-name="T46">whitelist_db.txt" </text:span></text:p>
      <text:p text:style-name="P99" loext:marker-style-name="T46"><text:span text:style-name="T46">acl acl_sec_dst dstdomain "/etc/squid/</text:span><text:span text:style-name="Source_20_Text"><text:span text:style-name="T46">whitelists/</text:span></text:span><text:span text:style-name="T46">whitelist_sec.txt" </text:span></text:p>
      <text:p text:style-name="P97" loext:marker-style-name="T46"/>
      <text:p text:style-name="P97" loext:marker-style-name="T46"># --- PORTS ---</text:p>
      <text:p text:style-name="P100"><text:span text:style-name="T22"># </text:span>Squid proxy sunucusunun hangi portlar üzerinden trafik geçirmesine izin verildiğini belirt<text:span text:style-name="T47">ir</text:span><text:span text:style-name="T22">. Henüz bir izin veya yasak koymaz, sadece tanımlama yapar. <text:s/>Safe_ports </text:span><text:span text:style-name="T48">ve <text:s/>SSL_ports ifadeleri etiketlemedir. Istersen degistirirsin.</text:span></text:p>
      <text:p text:style-name="P97" loext:marker-style-name="T46">acl SSL_ports port 443</text:p>
      <text:p text:style-name="P97" loext:marker-style-name="T46">acl Safe_ports port 80</text:p>
      <text:p text:style-name="P97" loext:marker-style-name="T46">acl Safe_ports port 443</text:p>
      <text:p text:style-name="P97" loext:marker-style-name="T46">acl CONNECT method CONNECT </text:p>
      <text:p text:style-name="P97" loext:marker-style-name="T46"># acl CONNECT method CONNECT <text:s/>Baglanti metodunu tanimlar. Normalde Squid paketlerin içeriğine bakabilir. <text:line-break/># Ancak HTTPS (şifreli) bir siteye gitmek istediğinde, tarayıcı Squid'e "Bana şu adrese doğrudan bir hat aç, aradan çekil" der. # İşte bu "aradan çekil ve tünel kur" komutuna CONNECT metodu denir.</text:p>
      <text:p text:style-name="P97" loext:marker-style-name="T46"/>
      <text:p text:style-name="P97" loext:marker-style-name="T46"># --- ACCESS RULES ---</text:p>
      <text:p text:style-name="P97" loext:marker-style-name="T46">http_access deny !Safe_ports</text:p>
      <text:p text:style-name="P97" loext:marker-style-name="T46">http_access deny CONNECT !SSL_ports</text:p>
      <text:p text:style-name="P97" loext:marker-style-name="T46"/>
      <text:p text:style-name="P97" loext:marker-style-name="T46"># İzinler (Sıralama Önemlidir)</text:p>
      <text:p text:style-name="P97" loext:marker-style-name="T46">http_access allow localhost</text:p>
      <text:p text:style-name="P97" loext:marker-style-name="T46">http_access allow MGMT acl_mgmt_dst </text:p>
      <text:p text:style-name="P97" loext:marker-style-name="T46">http_access allow CORP_LAN acl_corp_dst </text:p>
      <text:p text:style-name="P97" loext:marker-style-name="T46">http_access allow DMZ acl_dmz_dst </text:p>
      <text:p text:style-name="P97" loext:marker-style-name="T46">http_access allow APP acl_app_dst </text:p>
      <text:p text:style-name="P97" loext:marker-style-name="T46">http_access allow DB acl_db_dst </text:p>
      <text:p text:style-name="P97" loext:marker-style-name="T46"><text:soft-page-break/>http_access allow SEC_OPS acl_sec_dst </text:p>
      <text:p text:style-name="P97" loext:marker-style-name="T46">http_access deny all</text:p>
      <text:p text:style-name="P97" loext:marker-style-name="T46"># Buradaki http ifadesi, sadece web siteleri (HTTP/HTTPS) değil. Squid üzerinden geçen tüm proxy trafiği için kullanılan genel bir komut ekidir.</text:p>
      <text:p text:style-name="P97" loext:marker-style-name="T46"/>
      <text:p text:style-name="P97" loext:marker-style-name="T46"># --- CACHE &amp; LOG SETTINGS ---</text:p>
      <text:p text:style-name="P97" loext:marker-style-name="T46">cache_mem 128 MB</text:p>
      <text:p text:style-name="P97" loext:marker-style-name="T46">maximum_object_size_in_memory 2 MB</text:p>
      <text:p text:style-name="P97" loext:marker-style-name="T46">cache_dir ufs /var/spool/squid 1000 16 256</text:p>
      <text:p text:style-name="P97" loext:marker-style-name="T46">maximum_object_size 10 MB</text:p>
      <text:p text:style-name="P97" loext:marker-style-name="T46">access_log /var/log/squid/access.log squid</text:p>
      <text:p text:style-name="P97" loext:marker-style-name="T46">cache_log /var/log/squid/cache.log</text:p>
      <text:p text:style-name="P97" loext:marker-style-name="T46"/>
      <text:p text:style-name="P97" loext:marker-style-name="T46"># --- UBUNTU SPECIFIC ---</text:p>
      <text:p text:style-name="P97" loext:marker-style-name="T46">error_directory /usr/share/squid/errors/en</text:p>
      <text:p text:style-name="P97" loext:marker-style-name="T46">coredump_dir /var/spool/squid</text:p>
      <text:p text:style-name="P97" loext:marker-style-name="T46"/>
      <text:p text:style-name="P97" loext:marker-style-name="T46">refresh_pattern ^ftp: <text:s text:c="10"/>1440 <text:s text:c="3"/>20% <text:s text:c="4"/>10080</text:p>
      <text:p text:style-name="P97" loext:marker-style-name="T46">refresh_pattern ^gopher: <text:s text:c="7"/>1440 <text:s text:c="3"/>0% <text:s text:c="5"/>1440</text:p>
      <text:p text:style-name="P97" loext:marker-style-name="T46">refresh_pattern -i (/cgi-bin/|\?) 0 <text:s text:c="4"/>0% <text:s text:c="5"/>0</text:p>
      <text:p text:style-name="P97" loext:marker-style-name="T46">refresh_pattern . <text:s text:c="14"/>0 <text:s text:c="6"/>20% <text:s text:c="4"/>4320</text:p>
      <text:p text:style-name="P97" loext:marker-style-name="T46"><text:span text:style-name="T46"/></text:p>
      <text:p text:style-name="P97" loext:marker-style-name="T46"><text:span text:style-name="T46"/></text:p>
      <text:p text:style-name="P97" loext:marker-style-name="T46"><text:span text:style-name="T46"/></text:p>
      <text:p text:style-name="P97" loext:marker-style-name="T46"><text:span text:style-name="T46"/></text:p>
      <text:p text:style-name="P97" loext:marker-style-name="T46"><text:span text:style-name="T46"/></text:p>
      <text:p text:style-name="Text_20_body"/>
      <text:p text:style-name="Text_20_body"/>
      <text:p text:style-name="Text_20_body"/>
      <text:p text:style-name="Text_20_body"/>
      <text:h text:style-name="P101" text:outline-level="3">Create the whitelist<text:span text:style-name="T49">s for every Segments </text:span></text:h>
      <text:p text:style-name="P102"><text:span text:style-name="T2">whitelist_mgmt.txt</text:span></text:p>
      <text:p text:style-name="Preformatted_20_Text"><text:soft-page-break/><text:span text:style-name="T50">vim </text:span><text:span text:style-name="Source_20_Text">/etc/squid/</text:span><text:span text:style-name="Source_20_Text"><text:span text:style-name="T51">whitelists/</text:span></text:span><text:span text:style-name="Source_20_Text"><text:span text:style-name="T26">whitelist_mgmt.txt</text:span></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freeipa.org</text:span></text:p>
      <text:p text:style-name="Preformatted_20_Text"><text:span text:style-name="Source_20_Text">.isc.org</text:span></text:p>
      <text:p text:style-name="Preformatted_20_Text"><text:span text:style-name="Source_20_Text">.ansible.com</text:span></text:p>
      <text:p text:style-name="P103"><text:span text:style-name="Source_20_Text"><text:span text:style-name="T26"/></text:span></text:p>
      <text:p text:style-name="P103"><text:span text:style-name="Source_20_Text"><text:span text:style-name="T52">whitelist_corp.txt</text:span></text:span></text:p>
      <text:p text:style-name="P104"><text:span text:style-name="Source_20_Text"><text:span text:style-name="T50">vim </text:span></text:span><text:span text:style-name="Source_20_Text">/etc/squid/</text:span><text:span text:style-name="Source_20_Text"><text:span text:style-name="T51">whitelists/</text:span></text:span><text:span text:style-name="Source_20_Text">whitelist_corp.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text:p>
      <text:p text:style-name="P103"><text:span text:style-name="Source_20_Text"/></text:p>
      <text:p text:style-name="P103"><text:span text:style-name="Source_20_Text"><text:span text:style-name="T53">whitelist_dmz.txt</text:span></text:span></text:p>
      <text:p text:style-name="P104"><text:span text:style-name="Source_20_Text"><text:span text:style-name="T50">vim </text:span></text:span><text:span text:style-name="Source_20_Text">/etc/squid/</text:span><text:span text:style-name="Source_20_Text"><text:span text:style-name="T51">whitelists/</text:span></text:span><text:span text:style-name="Source_20_Text">whitelist_dmz.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nginx.org</text:span></text:p>
      <text:p text:style-name="Preformatted_20_Text"><text:span text:style-name="Source_20_Text">.haproxy.org</text:span></text:p>
      <text:p text:style-name="Preformatted_20_Text"><text:span text:style-name="Source_20_Text"/></text:p>
      <text:p text:style-name="Text_20_body"><text:span text:style-name="Source_20_Text"><text:span text:style-name="T2"/></text:span></text:p>
      <text:p text:style-name="Text_20_body"><text:span text:style-name="Source_20_Text"><text:span text:style-name="T53">whitelist_app.txt</text:span></text:span></text:p>
      <text:p text:style-name="P104"><text:span text:style-name="Source_20_Text"><text:span text:style-name="T50">vim </text:span></text:span><text:span text:style-name="Source_20_Text">/etc/squid/</text:span><text:span text:style-name="Source_20_Text"><text:span text:style-name="T51">whitelists/</text:span></text:span><text:span text:style-name="Source_20_Text"><text:span text:style-name="T18">whitelist_app.txt</text:span></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kubernetes.io</text:span></text:p>
      <text:p text:style-name="Preformatted_20_Text"><text:span text:style-name="Source_20_Text">.docker.com</text:span></text:p>
      <text:p text:style-name="Preformatted_20_Text"><text:span text:style-name="Source_20_Text">.io.containerd</text:span></text:p>
      <text:p text:style-name="Preformatted_20_Text"><text:span text:style-name="Source_20_Text"/></text:p>
      <text:p text:style-name="P103"><text:span text:style-name="Source_20_Text"/></text:p>
      <text:p text:style-name="P103"><text:span text:style-name="Source_20_Text"><text:span text:style-name="T53">whitelist_db.txt</text:span></text:span></text:p>
      <text:p text:style-name="P104"><text:span text:style-name="Source_20_Text"><text:span text:style-name="T50">vim </text:span></text:span><text:span text:style-name="Source_20_Text">/etc/squid/</text:span><text:span text:style-name="Source_20_Text"><text:span text:style-name="T51">whitelists/</text:span></text:span><text:span text:style-name="Source_20_Text">whitelist_db.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mariadb.org</text:span></text:p>
      <text:p text:style-name="Preformatted_20_Text"><text:span text:style-name="Source_20_Text">.postgresql.org</text:span></text:p>
      <text:p text:style-name="P103"><text:span text:style-name="Source_20_Text"/></text:p>
      <text:p text:style-name="P103"><text:span text:style-name="Source_20_Text"><text:span text:style-name="T53">whitelist_sec.txt</text:span></text:span></text:p>
      <text:p text:style-name="P104"><text:span text:style-name="Source_20_Text"><text:span text:style-name="T50">vim </text:span></text:span><text:span text:style-name="Source_20_Text">/etc/squid/</text:span><text:span text:style-name="Source_20_Text"><text:span text:style-name="T51">whitelists/</text:span></text:span><text:span text:style-name="Source_20_Text">whitelist_sec.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suricata-ids.org</text:span></text:p>
      <text:p text:style-name="Preformatted_20_Text"><text:span text:style-name="Source_20_Text">.elastic.co</text:span></text:p>
      <text:p text:style-name="Preformatted_20_Text"><text:span text:style-name="Source_20_Text">.prometheus.io</text:span></text:p>
      <text:p text:style-name="Preformatted_20_Text"><text:span text:style-name="Source_20_Text">.grafana.com</text:span></text:p>
      <text:p text:style-name="P105"><text:soft-page-break/></text:p>
      <text:p text:style-name="P106">create <text:s/>these files wita script</text:p>
      <text:p text:style-name="P106"/>
      <text:p text:style-name="Preformatted_20_Text">#!/bin/bash</text:p>
      <text:p text:style-name="Preformatted_20_Text">cat &lt;&lt;'EOF' &gt; /<text:span text:style-name="Source_20_Text">etc/squid/</text:span><text:span text:style-name="Source_20_Text"><text:span text:style-name="T51">whitelists/</text:span></text:span><text:span text:style-name="Source_20_Text"><text:span text:style-name="T54">deneme1</text:span></text:span><text:span text:style-name="Source_20_Text">.txt</text:span></text:p>
      <text:p text:style-name="Preformatted_20_Text">.ubuntu.com</text:p>
      <text:p text:style-name="Preformatted_20_Text">.archive.ubuntu.com</text:p>
      <text:p text:style-name="Preformatted_20_Text">EOF</text:p>
      <text:p text:style-name="Preformatted_20_Text">cat &lt;&lt;'EOF' &gt; /<text:span text:style-name="Source_20_Text">etc/squid/</text:span><text:span text:style-name="Source_20_Text"><text:span text:style-name="T51">whitelists/</text:span></text:span><text:span text:style-name="Source_20_Text"><text:span text:style-name="T54">deneme2</text:span></text:span><text:span text:style-name="Source_20_Text">.txt</text:span></text:p>
      <text:p text:style-name="Preformatted_20_Text">.ubuntu.com</text:p>
      <text:p text:style-name="Preformatted_20_Text">.archive.ubuntu.com</text:p>
      <text:p text:style-name="Preformatted_20_Text">EOF</text:p>
      <text:p text:style-name="Preformatted_20_Text"/>
      <text:p text:style-name="P107" loext:marker-style-name="T45"><text:bookmark-end text:name="__RefHeading___Toc185_1983718479 Copy 2"/><text:bookmark-end text:name="codecell1"/></text:p>
      <text:p text:style-name="P107" loext:marker-style-name="T45"/>
      <text:p text:style-name="P107" loext:marker-style-name="T45"/>
      <text:p text:style-name="P107" loext:marker-style-name="T45">---</text:p>
      <text:p text:style-name="P107" loext:marker-style-name="T45">---------------------------------------------------------------------------------------</text:p>
      <text:p text:style-name="P107" loext:marker-style-name="T45"/>
      <text:p text:style-name="P107" loext:marker-style-name="T45"># ZERO TRUST SQUID PROXY FULL SETUP GUIDE - 2026-01-18</text:p>
      <text:p text:style-name="P107" loext:marker-style-name="T45"/>
      <text:p text:style-name="P107" loext:marker-style-name="T45">### 1. SQUID SERVER CONFIGURATION (/etc/squid/squid.conf)</text:p>
      <text:p text:style-name="P107" loext:marker-style-name="T45"># -----------------------------------------------------------------------------</text:p>
      <text:p text:style-name="P107" loext:marker-style-name="T45">acl whitelist_mgmt dstdomain "/etc/squid/whitelists/whitelist_mgmt.txt"</text:p>
      <text:p text:style-name="P107" loext:marker-style-name="T45">acl whitelist_app <text:s/>dstdomain "/etc/squid/whitelists/whitelist_app.txt"</text:p>
      <text:p text:style-name="P107" loext:marker-style-name="T45">acl whitelist_db <text:s text:c="2"/>dstdomain "/etc/squid/whitelists/whitelist_db.txt"</text:p>
      <text:p text:style-name="P107" loext:marker-style-name="T45"/>
      <text:p text:style-name="P107" loext:marker-style-name="T45">acl mgmt_network src 10.0.10.0/24</text:p>
      <text:p text:style-name="P107" loext:marker-style-name="T45">acl app_network <text:s/>src 10.0.20.0/24</text:p>
      <text:p text:style-name="P107" loext:marker-style-name="T45">acl db_network <text:s text:c="2"/>src 10.0.30.0/24</text:p>
      <text:p text:style-name="P107" loext:marker-style-name="T45"/>
      <text:p text:style-name="P107" loext:marker-style-name="T45">acl Safe_ports port 80</text:p>
      <text:p text:style-name="P107" loext:marker-style-name="T45">acl Safe_ports port 443</text:p>
      <text:p text:style-name="P107" loext:marker-style-name="T45">http_access deny !Safe_ports</text:p>
      <text:p text:style-name="P107" loext:marker-style-name="T45"/>
      <text:p text:style-name="P107" loext:marker-style-name="T45">http_access allow mgmt_network whitelist_mgmt</text:p>
      <text:p text:style-name="P107" loext:marker-style-name="T45">http_access allow app_network whitelist_app</text:p>
      <text:p text:style-name="P107" loext:marker-style-name="T45"><text:soft-page-break/>http_access allow db_network whitelist_db</text:p>
      <text:p text:style-name="P107" loext:marker-style-name="T45">http_access deny all</text:p>
      <text:p text:style-name="P107" loext:marker-style-name="T45"/>
      <text:p text:style-name="P107" loext:marker-style-name="T45">logformat custom_siem %{%Y-%m-%dT%H:%M:%S%z}t %tl %6tr %&gt;a %Ss/%03&gt;Hs %&lt;st %rm %ru %[un %Sh/%&lt;a %mt</text:p>
      <text:p text:style-name="P107" loext:marker-style-name="T45">access_log /var/log/squid/access.log custom_siem</text:p>
      <text:p text:style-name="P107" loext:marker-style-name="T45">forwarded_for on</text:p>
      <text:p text:style-name="P107" loext:marker-style-name="T45">http_port 3128</text:p>
      <text:p text:style-name="P107" loext:marker-style-name="T45"># -----------------------------------------------------------------------------</text:p>
      <text:p text:style-name="P107" loext:marker-style-name="T45"/>
      <text:p text:style-name="P107" loext:marker-style-name="T45">### 2. WHITELIST FILES CONTENT (/etc/squid/whitelists/)</text:p>
      <text:p text:style-name="P107" loext:marker-style-name="T45"># File: /etc/squid/whitelists/whitelist_mgmt.txt</text:p>
      <text:p text:style-name="P107" loext:marker-style-name="T45">.ubuntu.com</text:p>
      <text:p text:style-name="P107" loext:marker-style-name="T45">.archive.ubuntu.com</text:p>
      <text:p text:style-name="P107" loext:marker-style-name="T45">.security.ubuntu.com</text:p>
      <text:p text:style-name="P107" loext:marker-style-name="T45">.pfsense.org</text:p>
      <text:p text:style-name="P107" loext:marker-style-name="T45">.github.com</text:p>
      <text:p text:style-name="P107" loext:marker-style-name="T45"/>
      <text:p text:style-name="P107" loext:marker-style-name="T45">### 3. PFSENSE FIREWALL &amp; NAT RULES</text:p>
      <text:p text:style-name="P107" loext:marker-style-name="T45"># Rule 1 (MGMT Interface): Pass | TCP | Source: 10.0.10.0/24 | Dest: 10.0.60.13 | Port: 3128</text:p>
      <text:p text:style-name="P107" loext:marker-style-name="T45"># Rule 2 (SEC_OPS Interface): Pass | TCP | Source: 10.0.60.13 | Dest: Any | Ports: 80, 443</text:p>
      <text:p text:style-name="P107" loext:marker-style-name="T45"># Rule 3 (Outbound NAT): Hybrid Mode | Interface: WAN | Source: 10.0.60.0/24 | NAT: WAN Address</text:p>
      <text:p text:style-name="P107" loext:marker-style-name="T45"/>
      <text:p text:style-name="P107" loext:marker-style-name="T45">### 4. MGMT CLIENT SERVER CONFIGURATION</text:p>
      <text:p text:style-name="P107" loext:marker-style-name="T45"># File: /etc/environment</text:p>
      <text:p text:style-name="P107" loext:marker-style-name="T45">http_proxy="http://10.0.60.13:3128/"</text:p>
      <text:p text:style-name="P107" loext:marker-style-name="T45">https_proxy="http://10.0.60.13:3128/"</text:p>
      <text:p text:style-name="P107" loext:marker-style-name="T45">no_proxy="localhost,127.0.0.1"</text:p>
      <text:p text:style-name="P107" loext:marker-style-name="T45">HTTP_PROXY="http://10.0.60.13:3128/"</text:p>
      <text:p text:style-name="P107" loext:marker-style-name="T45">HTTPS_PROXY="http://10.0.60.13:3128/"</text:p>
      <text:p text:style-name="P107" loext:marker-style-name="T45">NO_PROXY="localhost,127.0.0.1"</text:p>
      <text:p text:style-name="P107" loext:marker-style-name="T45"/>
      <text:p text:style-name="P107" loext:marker-style-name="T45"><text:soft-page-break/># File: /etc/apt/apt.conf.d/99proxy</text:p>
      <text:p text:style-name="P107" loext:marker-style-name="T45">Acquire::http::Proxy "http://10.0.60.13:3128/";</text:p>
      <text:p text:style-name="P107" loext:marker-style-name="T45">Acquire::https::Proxy "http://10.0.60.13:3128/";</text:p>
      <text:p text:style-name="P107" loext:marker-style-name="T45"/>
      <text:p text:style-name="P107" loext:marker-style-name="T45">### 5. EXECUTION &amp; PERMISSIONS COMMANDS</text:p>
      <text:p text:style-name="P107" loext:marker-style-name="T45"># Run on Squid Proxy Server:</text:p>
      <text:p text:style-name="P107" loext:marker-style-name="T45">sudo mkdir -p /etc/squid/whitelists/</text:p>
      <text:p text:style-name="P107" loext:marker-style-name="T45">sudo chown -R proxy:proxy /etc/squid/whitelists/</text:p>
      <text:p text:style-name="P107" loext:marker-style-name="T45">sudo chmod 644 /etc/squid/whitelists/*.txt</text:p>
      <text:p text:style-name="P107" loext:marker-style-name="T45">sudo squid -k parse</text:p>
      <text:p text:style-name="P107" loext:marker-style-name="T45">sudo squid -k reconfigure</text:p>
      <text:p text:style-name="P107" loext:marker-style-name="T45"/>
      <text:p text:style-name="P107" loext:marker-style-name="T45"># Run on MGMT Server:</text:p>
      <text:p text:style-name="P107" loext:marker-style-name="T45">source /etc/environment</text:p>
      <text:p text:style-name="P107" loext:marker-style-name="T45">sudo apt update</text:p>
      <text:p text:style-name="P107" loext:marker-style-name="T45"/>
      <text:p text:style-name="P107" loext:marker-style-name="T45">### 6. MONITORING</text:p>
      <text:p text:style-name="P107" loext:marker-style-name="T45"># Run on Squid Proxy Server:</text:p>
      <text:p text:style-name="P107" loext:marker-style-name="T45">tail -f /var/log/squid/access.lo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cccccc"/>
      <style:paragraph-properties fo:margin-top="0in" fo:margin-bottom="0in" style:contextual-spacing="false" fo:background-color="#cccccc"/>
      <style:text-properties style:use-window-font-color="true" loext:opacity="0%" style:font-name="Liberation Mono" fo:font-family="'Liberation Mono'"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2" loext:num-list-format="%2%"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18T23:10:40.776749665</dc:date>
    <meta:editing-duration>PT19H53M49S</meta:editing-duration>
    <meta:editing-cycles>44</meta:editing-cycles>
    <meta:generator>LibreOffice/25.8.4.2$Linux_X86_64 LibreOffice_project/290daaa01b999472f0c7a3890eb6a550fd74c6df</meta:generator>
    <meta:document-statistic meta:table-count="8" meta:image-count="0" meta:object-count="0" meta:page-count="18" meta:paragraph-count="641" meta:word-count="2648" meta:character-count="20164" meta:non-whitespace-character-count="17640"/>
  </office:meta>
</office:document-meta>
</file>